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automatic"/>
      <style:text-properties style:font-name="Liberation Sans" style:font-name-asian="Liberation Sans" style:font-name-complex="Liberation Sans" fo:font-size="10pt" style:font-size-asian="10pt" style:font-size-complex="10pt"/>
    </style:style>
    <style:style style:name="ce13"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5"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top"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2.460625cm"/>
    </style:style>
    <style:style style:name="co17" style:family="table-column">
      <style:table-column-properties fo:break-before="auto" style:column-width="5.000625cm"/>
    </style:style>
    <style:style style:name="co18" style:family="table-column">
      <style:table-column-properties fo:break-before="auto" style:column-width="2.96333333333333cm"/>
    </style:style>
    <style:style style:name="co19" style:family="table-column">
      <style:table-column-properties fo:break-before="auto" style:column-width="4.78895833333333cm"/>
    </style:style>
    <style:style style:name="co20" style:family="table-column">
      <style:table-column-properties fo:break-before="auto" style:column-width="4.841875cm"/>
    </style:style>
    <style:style style:name="co21" style:family="table-column">
      <style:table-column-properties fo:break-before="auto" style:column-width="5.68854166666667cm"/>
    </style:style>
    <style:style style:name="co22" style:family="table-column">
      <style:table-column-properties fo:break-before="auto" style:column-width="5.794375cm"/>
    </style:style>
    <style:style style:name="co23" style:family="table-column">
      <style:table-column-properties fo:break-before="auto" style:column-width="2.38125cm"/>
    </style:style>
    <style:style style:name="co24" style:family="table-column">
      <style:table-column-properties fo:break-before="auto" style:column-width="2.8575cm"/>
    </style:style>
    <style:style style:name="co25" style:family="table-column">
      <style:table-column-properties fo:break-before="auto" style:column-width="2.80458333333333cm"/>
    </style:style>
    <style:style style:name="co26" style:family="table-column">
      <style:table-column-properties fo:break-before="auto" style:column-width="2.88395833333333cm"/>
    </style:style>
    <style:style style:name="co27" style:family="table-column">
      <style:table-column-properties fo:break-before="auto" style:column-width="2.98979166666667cm"/>
    </style:style>
    <style:style style:name="co28" style:family="table-column">
      <style:table-column-properties fo:break-before="auto" style:column-width="4.81541666666667cm"/>
    </style:style>
    <style:style style:name="co29" style:family="table-column">
      <style:table-column-properties fo:break-before="auto" style:column-width="3.20145833333333cm"/>
    </style:style>
    <style:style style:name="co30" style:family="table-column">
      <style:table-column-properties fo:break-before="auto" style:column-width="4.15395833333333cm"/>
    </style:style>
    <style:style style:name="co31" style:family="table-column">
      <style:table-column-properties fo:break-before="auto" style:column-width="4.47145833333333cm"/>
    </style:style>
    <style:style style:name="co32" style:family="table-column">
      <style:table-column-properties fo:break-before="auto" style:column-width="6.19125cm"/>
    </style:style>
    <style:style style:name="co33" style:family="table-column">
      <style:table-column-properties fo:break-before="auto" style:column-width="6.40291666666667cm"/>
    </style:style>
    <style:style style:name="co34" style:family="table-column">
      <style:table-column-properties fo:break-before="auto" style:column-width="13.49375cm"/>
    </style:style>
    <style:style style:name="co35" style:family="table-column">
      <style:table-column-properties fo:break-before="auto" style:column-width="7.59354166666667cm"/>
    </style:style>
    <style:style style:name="co36" style:family="table-column">
      <style:table-column-properties fo:break-before="auto" style:column-width="7.88458333333333cm"/>
    </style:style>
    <style:style style:name="co37" style:family="table-column">
      <style:table-column-properties fo:break-before="auto" style:column-width="16.4041666666667cm"/>
    </style:style>
    <style:style style:name="co38" style:family="table-column">
      <style:table-column-properties fo:break-before="auto" style:column-width="5.84729166666667cm"/>
    </style:style>
    <style:style style:name="co39" style:family="table-column">
      <style:table-column-properties fo:break-before="auto" style:column-width="8.67833333333333cm"/>
    </style:style>
    <style:style style:name="co40" style:family="table-column">
      <style:table-column-properties fo:break-before="auto" style:column-width="7.99041666666667cm"/>
    </style:style>
    <style:style style:name="co41" style:family="table-column">
      <style:table-column-properties fo:break-before="auto" style:column-width="6.61458333333333cm"/>
    </style:style>
    <style:style style:name="co42" style:family="table-column">
      <style:table-column-properties fo:break-before="auto" style:column-width="5.21229166666667cm"/>
    </style:style>
    <style:style style:name="co43" style:family="table-column">
      <style:table-column-properties fo:break-before="auto" style:column-width="16.0866666666667cm" style:use-optimal-column-width="true"/>
    </style:style>
    <style:style style:name="co44" style:family="table-column">
      <style:table-column-properties fo:break-before="auto" style:column-width="3.91583333333333cm"/>
    </style:style>
    <style:style style:name="co45" style:family="table-column">
      <style:table-column-properties fo:break-before="auto" style:column-width="6.905625cm"/>
    </style:style>
    <style:style style:name="co46" style:family="table-column">
      <style:table-column-properties fo:break-before="auto" style:column-width="9.445625cm"/>
    </style:style>
    <style:style style:name="co47" style:family="table-column">
      <style:table-column-properties fo:break-before="auto" style:column-width="13.731875cm"/>
    </style:style>
    <style:style style:name="co48" style:family="table-column">
      <style:table-column-properties fo:break-before="auto" style:column-width="11.4035416666667cm"/>
    </style:style>
    <style:style style:name="co49" style:family="table-column">
      <style:table-column-properties fo:break-before="auto" style:column-width="7.01145833333333cm"/>
    </style:style>
    <style:style style:name="co50" style:family="table-column">
      <style:table-column-properties fo:break-before="auto" style:column-width="4.86833333333333cm"/>
    </style:style>
    <style:style style:name="co51" style:family="table-column">
      <style:table-column-properties fo:break-before="auto" style:column-width="2.06375cm"/>
    </style:style>
    <style:style style:name="co52" style:family="table-column">
      <style:table-column-properties fo:break-before="auto" style:column-width="1.93145833333333cm"/>
    </style:style>
    <style:style style:name="co53" style:family="table-column">
      <style:table-column-properties fo:break-before="auto" style:column-width="8.334375cm"/>
    </style:style>
    <style:style style:name="co54" style:family="table-column">
      <style:table-column-properties fo:break-before="auto" style:column-width="6.50875cm"/>
    </style:style>
    <style:style style:name="co55" style:family="table-column">
      <style:table-column-properties fo:break-before="auto" style:column-width="14.6579166666667cm"/>
    </style:style>
    <style:style style:name="co56" style:family="table-column">
      <style:table-column-properties fo:break-before="auto" style:column-width="2.75166666666667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13.9pt" style:use-optimal-row-height="true" fo:break-before="auto"/>
    </style:style>
    <style:style style:name="ro7"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OPPORTUNITIES)" table:base-cell-address="Actors.C2">
          <table:help-message table:display="true"/>
          <table:error-message table:display="true"/>
        </table:content-validation>
        <table:content-validation table:name="val4" table:condition="of:cell-content-is-in-list($$ActorGroups)" table:base-cell-address="Actors.D2">
          <table:help-message table:display="true"/>
          <table:error-message table:display="true"/>
        </table:content-validation>
        <table:content-validation table:name="val5" table:condition="of:cell-content-is-in-list($$RelationTypes)" table:base-cell-address="Relations.A2">
          <table:help-message table:display="true"/>
          <table:error-message table:display="true"/>
        </table:content-validation>
        <table:content-validation table:name="val6" table:condition="of:cell-content-is-in-list($$OPPORTUNITIES)" table:base-cell-address="Relations.F2">
          <table:help-message table:display="true"/>
          <table:error-message table:display="true"/>
        </table:content-validation>
        <table:content-validation table:name="val7" table:condition="of:cell-content-is-in-list($$OPPORTUNITIES)" table:base-cell-address="Aspects.D2">
          <table:help-message table:display="true"/>
          <table:error-message table:display="true"/>
        </table:content-validation>
        <table:content-validation table:name="val8" table:condition="of:cell-content-is-in-list([Groups.$A$2:.$A$4])" table:base-cell-address="Users.F400">
          <table:help-message/>
          <table:error-message table:display="true"/>
        </table:content-validation>
        <table:content-validation table:name="val9" table:condition="of:cell-content-is-in-list([Challenges.$A$2:.$A$20])" table:base-cell-address="Users.R2">
          <table:help-message/>
          <table:error-message/>
        </table:content-validation>
        <table:content-validation table:name="val10" table:condition="of:cell-content-is-in-list($$CHALLENGES)" table:base-cell-address="Users.D2">
          <table:help-message table:display="true"/>
          <table:error-message table:display="true"/>
        </table:content-validation>
        <table:content-validation table:name="val11" table:condition="of:cell-content-is-in-list($$GROUPS)" table:base-cell-address="Users.F2">
          <table:help-message/>
          <table:error-message table:display="true"/>
        </table:content-validation>
        <table:content-validation table:name="val1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organisation_logos/cherrytwist.png" table:formula="of:=$$CONTENT_BASE_URL&amp;&quot;organisation_logos/cherrytwist.png&quot;" table:style-name="ce9">
            <text:p>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53" table:default-cell-style-name="ce1"/>
        <table:table-column table:style-name="co5" table:number-columns-repeated="16319"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_ORGS</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7"/>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Vattenfall</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challenges/balance-the-grid.jpeg" table:formula="of:=$$CONTENT_BASE_URL&amp;&quot;challenges/&quot;&amp;[.J2]" table:style-name="ce9">
            <text:p>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2"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11">
            <text:p>Enexi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challenges/nature-20.jpeg" table:formula="of:=$$CONTENT_BASE_URL&amp;&quot;challenges/&quot;&amp;[.J3]" table:style-name="ce9">
            <text:p>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2"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TVM</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challenges/circular-economy-for-freight-packaging.jpeg" table:formula="of:=$$CONTENT_BASE_URL&amp;&quot;challenges/&quot;&amp;[.J4]" table:style-name="ce9">
            <text:p>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2"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12">
            <text:p>KLM 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challenges/compliant-air-cargo-flow.jpg" table:formula="of:=$$CONTENT_BASE_URL&amp;&quot;challenges/&quot;&amp;[.J5]" table:style-name="ce9">
            <text:p>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2"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DAML Digital Asset, Dell Boomi, Vmware</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challenges/consumer-and-organization-driven-decarbonization.jpeg" table:formula="of:=$$CONTENT_BASE_URL&amp;&quot;challenges/&quot;&amp;[.J6]" table:style-name="ce9">
            <text:p>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2"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Powering Innovation, Dutch Ministry of Defense</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challenges/conflict-prevention.jpeg" table:formula="of:=$$CONTENT_BASE_URL&amp;&quot;challenges/&quot;&amp;[.J7]" table:style-name="ce9">
            <text:p>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2"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Gemeente Den Haag</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challenges/driving-adoption-of-living-labs.jpeg" table:formula="of:=$$CONTENT_BASE_URL&amp;&quot;challenges/&quot;&amp;[.J8]" table:style-name="ce9">
            <text:p>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12">
            <text:p>Gemeente Groningen, RUG, UMCG, Odyssey</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3">
            <text:p>healthcare.jpeg</text:p>
          </table:table-cell>
          <table:table-cell office:value-type="string" office:string-value="challenges/healthcare.jpeg" table:formula="of:=$$CONTENT_BASE_URL&amp;&quot;challenges/&quot;&amp;[.J9]" table:style-name="ce9">
            <text:p>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2"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Odyssey</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challenges/generation-now.jpg" table:formula="of:=$$CONTENT_BASE_URL&amp;&quot;challenges/&quot;&amp;[.J10]" table:style-name="ce9">
            <text:p>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2"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11">
            <text:p>Dutch Police, IFV</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challenges/inclusive-safety-communities.jpeg" table:formula="of:=$$CONTENT_BASE_URL&amp;&quot;challenges/&quot;&amp;[.J11]" table:style-name="ce9">
            <text:p>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2"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Grid Singularity , Engi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challenges/energy-singularity.jpeg" table:formula="of:=$$CONTENT_BASE_URL&amp;&quot;challenges/&quot;&amp;[.J12]" table:style-name="ce9">
            <text:p>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2"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11">
            <text:p>Cybersecurity North-Netherlands, Province of Groningen</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challenges/open-source-911-for-digital-space.jpeg" table:formula="of:=$$CONTENT_BASE_URL&amp;&quot;challenges/&quot;&amp;[.J13]" table:style-name="ce9">
            <text:p>challenges/open-source-911-for-digital-space.jpeg</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2"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Dutch Blockchain Coalition, Fibree, Kadaster</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3">
            <text:p>opening-up-real-estate.jpeg</text:p>
          </table:table-cell>
          <table:table-cell office:value-type="string" office:string-value="challenges/opening-up-real-estate.jpeg" table:formula="of:=$$CONTENT_BASE_URL&amp;&quot;challenges/&quot;&amp;[.J14]" table:style-name="ce9">
            <text:p>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2"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11">
            <text:p>DAML Digital Asset, Vmware, Dell Boomi</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challenges/from-plastic-pollution-to-upcycling-economy.jpeg" table:formula="of:=$$CONTENT_BASE_URL&amp;&quot;challenges/&quot;&amp;[.J15]" table:style-name="ce9">
            <text:p>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2"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Sargasso Sea Commission, Odyssey</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challenges/scalable-and-inclusive-living-labs.jpg" table:formula="of:=$$CONTENT_BASE_URL&amp;&quot;challenges/&quot;&amp;[.J16]" table:style-name="ce9">
            <text:p>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2" table:style-name="ce1"/>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Gemeente Den Haag</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challenges/sovereign-nature.jpeg" table:formula="of:=$$CONTENT_BASE_URL&amp;&quot;challenges/&quot;&amp;[.J17]" table:style-name="ce9">
            <text:p>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2"/>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Dutch Blockchain Coalition, Dutch Ministry of the Interior and Kingdom Relation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challenges/ssi.jpeg" table:formula="of:=$$CONTENT_BASE_URL&amp;&quot;challenges/&quot;&amp;[.J18]" table:style-name="ce9">
            <text:p>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2"/>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Vattenfall</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challenges/infrastructure-for-smart-meter-data.jpeg" table:formula="of:=$$CONTENT_BASE_URL&amp;&quot;challenges/&quot;&amp;[.J19]" table:style-name="ce9">
            <text:p>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2"/>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Sovereign Nature Initiative</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challenges/sovereign-nature.jpeg" table:formula="of:=$$CONTENT_BASE_URL&amp;&quot;challenges/&quot;&amp;[.J20]" table:style-name="ce9">
            <text:p>challenges/sovereign-nature.jpeg</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2"/>
        </table:table-row>
        <table:table-row table:number-rows-repeated="12" table:style-name="ro3">
          <table:table-cell table:number-columns-repeated="16384" table:style-name="ce1"/>
        </table:table-row>
        <table:table-row table:number-rows-repeated="966" table:style-name="ro3">
          <table:table-cell table:number-columns-repeated="16384"/>
        </table:table-row>
        <table:table-row table:number-rows-repeated="1047577" table:style-name="ro1">
          <table:table-cell table:number-columns-repeated="16384"/>
        </table:table-row>
        <table:table-row table:style-name="ro5">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53" table:default-cell-style-name="ce1"/>
        <table:table-column table:style-name="co5" table:number-columns-repeated="16320"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3">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3">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4">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3">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content-validation-name="val2" table:style-name="ce1">
            <text:p>grid2</text:p>
          </table:table-cell>
          <table:table-cell table:number-columns-repeated="16381"/>
        </table:table-row>
        <table:table-row table:number-rows-repeated="1048571" table:style-name="ro6">
          <table:table-cell table:number-columns-repeated="2"/>
          <table:table-cell table:content-validation-name="val2" table:style-name="ce1"/>
          <table:table-cell table:number-columns-repeated="16381"/>
        </table:table-row>
      </table:table>
      <table:table table:name="Actors" table:style-name="ta3">
        <table:table-column table:style-name="co19" table:default-cell-style-name="ce1"/>
        <table:table-column table:style-name="co20" table:number-columns-repeated="2" table:default-cell-style-name="ce1"/>
        <table:table-column table:style-name="co21" table:default-cell-style-name="ce1"/>
        <table:table-column table:style-name="co6" table:default-cell-style-name="ce1"/>
        <table:table-column table:style-name="co22"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3" table:style-name="ce1">
            <text:p>grid2</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3" table:style-name="ce1">
            <text:p>grid1</text:p>
          </table:table-cell>
          <table:table-cell office:value-type="string" table:content-validation-name="val4"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3" table:style-name="ce1">
            <text:p>grid1</text:p>
          </table:table-cell>
          <table:table-cell office:value-type="string" table:content-validation-name="val4"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6">
          <table:table-cell table:number-columns-repeated="2"/>
          <table:table-cell table:content-validation-name="val3" table:style-name="ce1"/>
          <table:table-cell table:content-validation-name="val4" table:style-name="ce1"/>
          <table:table-cell table:number-columns-repeated="16380"/>
        </table:table-row>
      </table:table>
      <table:table table:name="Relations" table:style-name="ta2">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4" table:default-cell-style-name="ce1"/>
        <table:table-column table:style-name="co27"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6" table:style-name="ce1">
            <text:p>grid2</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6" table:style-name="ce1">
            <text:p>grid3</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6" table:style-name="ce1">
            <text:p>grid4</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6" table:style-name="ce1">
            <text:p>grid5</text:p>
          </table:table-cell>
          <table:table-cell table:number-columns-repeated="16378"/>
        </table:table-row>
        <table:table-row table:style-name="ro3">
          <table:table-cell office:value-type="string" table:content-validation-name="val5"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6" table:style-name="ce1">
            <text:p>grid1</text:p>
          </table:table-cell>
          <table:table-cell table:number-columns-repeated="16378"/>
        </table:table-row>
        <table:table-row table:style-name="ro3">
          <table:table-cell office:value-type="string" table:content-validation-name="val5"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6" table:style-name="ce1">
            <text:p>grid1</text:p>
          </table:table-cell>
          <table:table-cell table:number-columns-repeated="16378"/>
        </table:table-row>
        <table:table-row table:number-rows-repeated="1048568" table:style-name="ro6">
          <table:table-cell table:content-validation-name="val5" table:style-name="ce1"/>
          <table:table-cell table:number-columns-repeated="4"/>
          <table:table-cell table:content-validation-name="val6" table:style-name="ce1"/>
          <table:table-cell table:number-columns-repeated="16378"/>
        </table:table-row>
      </table:table>
      <table:table table:name="Aspects" table:style-name="ta3">
        <table:table-column table:style-name="co28" table:default-cell-style-name="ce1"/>
        <table:table-column table:style-name="co29"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16379" table:default-cell-style-name="ce1"/>
        <table:table-row table:style-name="ro4">
          <table:table-cell office:value-type="string" table:style-name="ce7">
            <text:p>TITLE</text:p>
          </table:table-cell>
          <table:table-cell office:value-type="string" table:style-name="ce7">
            <text:p>FRAMING</text:p>
          </table:table-cell>
          <table:table-cell office:value-type="string" table:style-name="ce7">
            <text:p>EXPLANATION</text:p>
          </table:table-cell>
          <table:table-cell office:value-type="string" table:style-name="ce7">
            <text:p>OPPORTUNITY</text:p>
          </table:table-cell>
          <table:table-cell table:style-name="ce7"/>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content-validation-name="val7" table:style-name="ce1">
            <text:p>grid1</text:p>
          </table:table-cell>
          <table:table-cell table:number-columns-repeated="16380" table:style-name="ce1"/>
        </table:table-row>
        <table:table-row table:number-rows-repeated="1048574" table:style-name="ro6">
          <table:table-cell table:number-columns-repeated="3"/>
          <table:table-cell table:content-validation-name="val7" table:style-name="ce1"/>
          <table:table-cell table:number-columns-repeated="16380"/>
        </table:table-row>
      </table:table>
      <table:table table:name="Organisations" table:style-name="ta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 table:number-columns-repeated="58"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4"/>
        </table:table-row>
        <table:table-row table:style-name="ro3">
          <table:table-cell office:value-type="string" table:style-name="ce3">
            <text:p>Odyssey</text:p>
          </table:table-cell>
          <table:table-cell office:value-type="string" table:style-name="ce3">
            <text:p>odyssey</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organisation_logos/odyssey.png" table:formula="of:=$$CONTENT_BASE_URL&amp;&quot;organisation_logos/&quot;&amp;[.E2]" table:style-name="ce15">
            <text:p>organisation_logos/odyssey.png</text:p>
          </table:table-cell>
          <table:table-cell table:number-columns-repeated="16378"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organisation_logos/business_plan_for_peace.png" table:formula="of:=$$CONTENT_BASE_URL&amp;&quot;organisation_logos/&quot;&amp;[.E3]" table:style-name="ce15">
            <text:p>organisation_logos/business_plan_for_peace.png</text:p>
          </table:table-cell>
          <table:table-cell table:number-columns-repeated="16378" table:style-name="ce1"/>
        </table:table-row>
        <table:table-row table:style-name="ro3">
          <table:table-cell office:value-type="string" table:style-name="ce11">
            <text:p>Cybersecurity North-Netherlands</text:p>
          </table:table-cell>
          <table:table-cell office:value-type="string" table:style-name="ce3">
            <text:p>cybersecurity_nl</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organisation_logos/cybersecurity_nnl.jpg" table:formula="of:=$$CONTENT_BASE_URL&amp;&quot;organisation_logos/&quot;&amp;[.E4]" table:style-name="ce15">
            <text:p>organisation_logos/cybersecurity_nnl.jpg</text:p>
          </table:table-cell>
          <table:table-cell table:number-columns-repeated="16378" table:style-name="ce1"/>
        </table:table-row>
        <table:table-row table:style-name="ro3">
          <table:table-cell office:value-type="string" table:style-name="ce11">
            <text:p>DAML Digital Asset</text:p>
          </table:table-cell>
          <table:table-cell office:value-type="string" table:style-name="ce3">
            <text:p>daml</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organisation_logos/daml.svg" table:formula="of:=$$CONTENT_BASE_URL&amp;&quot;organisation_logos/&quot;&amp;[.E5]" table:style-name="ce15">
            <text:p>organisation_logos/daml.svg</text:p>
          </table:table-cell>
          <table:table-cell table:number-columns-repeated="16378" table:style-name="ce1"/>
        </table:table-row>
        <table:table-row table:style-name="ro3">
          <table:table-cell office:value-type="string" table:style-name="ce11">
            <text:p>Dell Boomi</text:p>
          </table:table-cell>
          <table:table-cell office:value-type="string" table:style-name="ce3">
            <text:p>dell</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organisation_logos/dell_boomi.png" table:formula="of:=$$CONTENT_BASE_URL&amp;&quot;organisation_logos/&quot;&amp;[.E6]" table:style-name="ce15">
            <text:p>organisation_logos/dell_boomi.png</text:p>
          </table:table-cell>
          <table:table-cell table:number-columns-repeated="16378" table:style-name="ce1"/>
        </table:table-row>
        <table:table-row table:style-name="ro3">
          <table:table-cell office:value-type="string" table:style-name="ce11">
            <text:p>Dutch Blockchain Coalition</text:p>
          </table:table-cell>
          <table:table-cell office:value-type="string" table:style-name="ce3">
            <text:p>dbc</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organisation_logos/dbc.png" table:formula="of:=$$CONTENT_BASE_URL&amp;&quot;organisation_logos/&quot;&amp;[.E7]" table:style-name="ce15">
            <text:p>organisation_logos/dbc.png</text:p>
          </table:table-cell>
          <table:table-cell table:number-columns-repeated="16378" table:style-name="ce1"/>
        </table:table-row>
        <table:table-row table:style-name="ro7">
          <table:table-cell office:value-type="string" table:style-name="ce16">
            <text:p>Dutch Ministry of Defense</text:p>
          </table:table-cell>
          <table:table-cell office:value-type="string" table:style-name="ce3">
            <text:p>min_defensi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organisation_logos/min_defence.png" table:formula="of:=$$CONTENT_BASE_URL&amp;&quot;organisation_logos/&quot;&amp;[.E8]" table:style-name="ce15">
            <text:p>organisation_logos/min_defence.png</text:p>
          </table:table-cell>
          <table:table-cell table:number-columns-repeated="16378" table:style-name="ce1"/>
        </table:table-row>
        <table:table-row table:style-name="ro3">
          <table:table-cell office:value-type="string" table:style-name="ce11">
            <text:p>Dutch Ministry of the Interior and Kingdom Relations</text:p>
          </table:table-cell>
          <table:table-cell office:value-type="string" table:style-name="ce3">
            <text:p>min_bzk</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organisation_logos/min_bzk.svg" table:formula="of:=$$CONTENT_BASE_URL&amp;&quot;organisation_logos/&quot;&amp;[.E9]" table:style-name="ce15">
            <text:p>organisation_logos/min_bzk.svg</text:p>
          </table:table-cell>
          <table:table-cell table:number-columns-repeated="16378" table:style-name="ce1"/>
        </table:table-row>
        <table:table-row table:style-name="ro3">
          <table:table-cell office:value-type="string" table:style-name="ce11">
            <text:p>Dutch Police</text:p>
          </table:table-cell>
          <table:table-cell office:value-type="string" table:style-name="ce3">
            <text:p>politie_nl</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organisation_logos/politie.png" table:formula="of:=$$CONTENT_BASE_URL&amp;&quot;organisation_logos/&quot;&amp;[.E10]" table:style-name="ce15">
            <text:p>organisation_logos/politie.png</text:p>
          </table:table-cell>
          <table:table-cell table:number-columns-repeated="16378" table:style-name="ce1"/>
        </table:table-row>
        <table:table-row table:style-name="ro3">
          <table:table-cell office:value-type="string" table:style-name="ce11">
            <text:p>Enexis</text:p>
          </table:table-cell>
          <table:table-cell office:value-type="string" table:style-name="ce3">
            <text:p>enexi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organisation_logos/enexis.png" table:formula="of:=$$CONTENT_BASE_URL&amp;&quot;organisation_logos/&quot;&amp;[.E11]" table:style-name="ce15">
            <text:p>organisation_logos/enexis.png</text:p>
          </table:table-cell>
          <table:table-cell table:number-columns-repeated="16378" table:style-name="ce1"/>
        </table:table-row>
        <table:table-row table:style-name="ro3">
          <table:table-cell office:value-type="string" table:style-name="ce11">
            <text:p>Engie</text:p>
          </table:table-cell>
          <table:table-cell office:value-type="string" table:style-name="ce3">
            <text:p>engie</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organisation_logos/engie.png" table:formula="of:=$$CONTENT_BASE_URL&amp;&quot;organisation_logos/&quot;&amp;[.E12]" table:style-name="ce15">
            <text:p>organisation_logos/engie.png</text:p>
          </table:table-cell>
          <table:table-cell table:number-columns-repeated="16378" table:style-name="ce1"/>
        </table:table-row>
        <table:table-row table:style-name="ro3">
          <table:table-cell office:value-type="string" table:style-name="ce11">
            <text:p>Fibree</text:p>
          </table:table-cell>
          <table:table-cell office:value-type="string" table:style-name="ce3">
            <text:p>fibre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organisation_logos/fibree.svg" table:formula="of:=$$CONTENT_BASE_URL&amp;&quot;organisation_logos/&quot;&amp;[.E13]" table:style-name="ce15">
            <text:p>organisation_logos/fibree.svg</text:p>
          </table:table-cell>
          <table:table-cell table:number-columns-repeated="16378"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organisation_logos/den_haag.png" table:formula="of:=$$CONTENT_BASE_URL&amp;&quot;organisation_logos/&quot;&amp;[.E14]" table:style-name="ce15">
            <text:p>organisation_logos/den_haag.png</text:p>
          </table:table-cell>
          <table:table-cell table:number-columns-repeated="16378" table:style-name="ce1"/>
        </table:table-row>
        <table:table-row table:style-name="ro3">
          <table:table-cell office:value-type="string" table:style-name="ce11">
            <text:p>Gemeente Groningen</text:p>
          </table:table-cell>
          <table:table-cell office:value-type="string" table:style-name="ce3">
            <text:p>groningen_gem</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organisation_logos/gemeente_groningen.jpg" table:formula="of:=$$CONTENT_BASE_URL&amp;&quot;organisation_logos/&quot;&amp;[.E15]" table:style-name="ce15">
            <text:p>organisation_logos/gemeente_groningen.jpg</text:p>
          </table:table-cell>
          <table:table-cell table:number-columns-repeated="16378" table:style-name="ce1"/>
        </table:table-row>
        <table:table-row table:style-name="ro3">
          <table:table-cell office:value-type="string" table:style-name="ce11">
            <text:p>Grid Singularity</text:p>
          </table:table-cell>
          <table:table-cell office:value-type="string" table:style-name="ce3">
            <text:p>grid_singularity</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organisation_logos/grid_singularity.png" table:formula="of:=$$CONTENT_BASE_URL&amp;&quot;organisation_logos/&quot;&amp;[.E16]" table:style-name="ce15">
            <text:p>organisation_logos/grid_singularity.png</text:p>
          </table:table-cell>
          <table:table-cell table:number-columns-repeated="16378" table:style-name="ce1"/>
        </table:table-row>
        <table:table-row table:style-name="ro3">
          <table:table-cell office:value-type="string" table:style-name="ce11">
            <text:p>Hanzehogeschool Groningen</text:p>
          </table:table-cell>
          <table:table-cell office:value-type="string" table:style-name="ce3">
            <text:p>hanzehogeschool</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organisation_logos/hanze.png" table:formula="of:=$$CONTENT_BASE_URL&amp;&quot;organisation_logos/&quot;&amp;[.E17]" table:style-name="ce15">
            <text:p>organisation_logos/hanze.png</text:p>
          </table:table-cell>
          <table:table-cell table:number-columns-repeated="16378"/>
        </table:table-row>
        <table:table-row table:style-name="ro3">
          <table:table-cell office:value-type="string" table:style-name="ce11">
            <text:p>ICEL</text:p>
          </table:table-cell>
          <table:table-cell office:value-type="string" table:style-name="ce3">
            <text:p>icel</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organisation_logos/icel.png" table:formula="of:=$$CONTENT_BASE_URL&amp;&quot;organisation_logos/&quot;&amp;[.E18]" table:style-name="ce15">
            <text:p>organisation_logos/icel.png</text:p>
          </table:table-cell>
          <table:table-cell table:number-columns-repeated="16378"/>
        </table:table-row>
        <table:table-row table:style-name="ro3">
          <table:table-cell office:value-type="string" table:style-name="ce11">
            <text:p>IFV</text:p>
          </table:table-cell>
          <table:table-cell office:value-type="string" table:style-name="ce3">
            <text:p>ifv</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organisation_logos/ifv.svg" table:formula="of:=$$CONTENT_BASE_URL&amp;&quot;organisation_logos/&quot;&amp;[.E19]" table:style-name="ce15">
            <text:p>organisation_logos/ifv.svg</text:p>
          </table:table-cell>
          <table:table-cell table:number-columns-repeated="16378"/>
        </table:table-row>
        <table:table-row table:style-name="ro3">
          <table:table-cell office:value-type="string" table:style-name="ce11">
            <text:p>IUCN</text:p>
          </table:table-cell>
          <table:table-cell office:value-type="string" table:style-name="ce3">
            <text:p>iucn</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organisation_logos/iucn.png" table:formula="of:=$$CONTENT_BASE_URL&amp;&quot;organisation_logos/&quot;&amp;[.E20]" table:style-name="ce15">
            <text:p>organisation_logos/iucn.png</text:p>
          </table:table-cell>
          <table:table-cell table:number-columns-repeated="16378"/>
        </table:table-row>
        <table:table-row table:style-name="ro3">
          <table:table-cell office:value-type="string" table:style-name="ce11">
            <text:p>Kadaster</text:p>
          </table:table-cell>
          <table:table-cell office:value-type="string" table:style-name="ce3">
            <text:p>kadaster</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organisation_logos/kadaster.svg" table:formula="of:=$$CONTENT_BASE_URL&amp;&quot;organisation_logos/&quot;&amp;[.E21]" table:style-name="ce15">
            <text:p>organisation_logos/kadaster.svg</text:p>
          </table:table-cell>
          <table:table-cell table:number-columns-repeated="16378"/>
        </table:table-row>
        <table:table-row table:style-name="ro3">
          <table:table-cell office:value-type="string" table:style-name="ce3">
            <text:p>Kamer van Koophandel</text:p>
          </table:table-cell>
          <table:table-cell office:value-type="string" table:style-name="ce3">
            <text:p>kvk</text:p>
          </table:table-cell>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organisation_logos/kvk.jpg" table:formula="of:=$$CONTENT_BASE_URL&amp;&quot;organisation_logos/&quot;&amp;[.E22]" table:style-name="ce15">
            <text:p>organisation_logos/kvk.jpg</text:p>
          </table:table-cell>
          <table:table-cell table:number-columns-repeated="16378"/>
        </table:table-row>
        <table:table-row table:style-name="ro3">
          <table:table-cell office:value-type="string" table:style-name="ce11">
            <text:p>KLM Cargo</text:p>
          </table:table-cell>
          <table:table-cell office:value-type="string" table:style-name="ce3">
            <text:p>klm</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organisation_logos/klm_cargo.jpg" table:formula="of:=$$CONTENT_BASE_URL&amp;&quot;organisation_logos/&quot;&amp;[.E23]" table:style-name="ce15">
            <text:p>organisation_logos/klm_cargo.jpg</text:p>
          </table:table-cell>
          <table:table-cell table:number-columns-repeated="16378"/>
        </table:table-row>
        <table:table-row table:style-name="ro3">
          <table:table-cell office:value-type="string" table:style-name="ce11">
            <text:p>Nature 2.0</text:p>
          </table:table-cell>
          <table:table-cell office:value-type="string" table:style-name="ce3">
            <text:p>nature2</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organisation_logos/nature_20.svg" table:formula="of:=$$CONTENT_BASE_URL&amp;&quot;organisation_logos/&quot;&amp;[.E24]" table:style-name="ce15">
            <text:p>organisation_logos/nature_20.svg</text:p>
          </table:table-cell>
          <table:table-cell table:number-columns-repeated="16378"/>
        </table:table-row>
        <table:table-row table:style-name="ro3">
          <table:table-cell office:value-type="string" table:style-name="ce3">
            <text:p>Powering Innovation</text:p>
          </table:table-cell>
          <table:table-cell office:value-type="string" table:style-name="ce3">
            <text:p>powering_innov</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organisation_logos/powering_innovation.png" table:formula="of:=$$CONTENT_BASE_URL&amp;&quot;organisation_logos/&quot;&amp;[.E25]" table:style-name="ce15">
            <text:p>organisation_logos/powering_innovation.png</text:p>
          </table:table-cell>
          <table:table-cell table:number-columns-repeated="16378"/>
        </table:table-row>
        <table:table-row table:style-name="ro3">
          <table:table-cell office:value-type="string" table:style-name="ce11">
            <text:p>Province of Groningen</text:p>
          </table:table-cell>
          <table:table-cell office:value-type="string" table:style-name="ce3">
            <text:p>groningen_prov</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organisation_logos/provincie_groningen.png" table:formula="of:=$$CONTENT_BASE_URL&amp;&quot;organisation_logos/&quot;&amp;[.E26]" table:style-name="ce15">
            <text:p>organisation_logos/provincie_groningen.png</text:p>
          </table:table-cell>
          <table:table-cell table:number-columns-repeated="16378"/>
        </table:table-row>
        <table:table-row table:style-name="ro3">
          <table:table-cell office:value-type="string" table:style-name="ce11">
            <text:p>RUG</text:p>
          </table:table-cell>
          <table:table-cell office:value-type="string" table:style-name="ce3">
            <text:p>rug</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organisation_logos/rugr.svg" table:formula="of:=$$CONTENT_BASE_URL&amp;&quot;organisation_logos/&quot;&amp;[.E27]" table:style-name="ce15">
            <text:p>organisation_logos/rugr.svg</text:p>
          </table:table-cell>
          <table:table-cell table:number-columns-repeated="16378"/>
        </table:table-row>
        <table:table-row table:style-name="ro3">
          <table:table-cell office:value-type="string" table:style-name="ce11">
            <text:p>Sargasso Sea Commission</text:p>
          </table:table-cell>
          <table:table-cell office:value-type="string" table:style-name="ce3">
            <text:p>sargasso_sea</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organisation_logos/sargasso_sea.png" table:formula="of:=$$CONTENT_BASE_URL&amp;&quot;organisation_logos/&quot;&amp;[.E28]" table:style-name="ce15">
            <text:p>organisation_logos/sargasso_sea.png</text:p>
          </table:table-cell>
          <table:table-cell table:number-columns-repeated="16378"/>
        </table:table-row>
        <table:table-row table:style-name="ro3">
          <table:table-cell office:value-type="string" table:style-name="ce11">
            <text:p>Sovereign Nature Initiative</text:p>
          </table:table-cell>
          <table:table-cell office:value-type="string" table:style-name="ce3">
            <text:p>sovereign_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organisation_logos/sni.png" table:formula="of:=$$CONTENT_BASE_URL&amp;&quot;organisation_logos/&quot;&amp;[.E29]" table:style-name="ce15">
            <text:p>organisation_logos/sni.png</text:p>
          </table:table-cell>
          <table:table-cell table:number-columns-repeated="16378"/>
        </table:table-row>
        <table:table-row table:style-name="ro3">
          <table:table-cell office:value-type="string" table:style-name="ce11">
            <text:p>TVM</text:p>
          </table:table-cell>
          <table:table-cell office:value-type="string" table:style-name="ce3">
            <text:p>tvm</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organisation_logos/tvm.jpg" table:formula="of:=$$CONTENT_BASE_URL&amp;&quot;organisation_logos/&quot;&amp;[.E30]" table:style-name="ce15">
            <text:p>organisation_logos/tvm.jpg</text:p>
          </table:table-cell>
          <table:table-cell table:number-columns-repeated="16378"/>
        </table:table-row>
        <table:table-row table:style-name="ro3">
          <table:table-cell office:value-type="string" table:style-name="ce11">
            <text:p>UMCG</text:p>
          </table:table-cell>
          <table:table-cell office:value-type="string" table:style-name="ce3">
            <text:p>umcg</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organisation_logos/umcg.jpg" table:formula="of:=$$CONTENT_BASE_URL&amp;&quot;organisation_logos/&quot;&amp;[.E31]" table:style-name="ce15">
            <text:p>organisation_logos/umcg.jpg</text:p>
          </table:table-cell>
          <table:table-cell table:number-columns-repeated="16378"/>
        </table:table-row>
        <table:table-row table:style-name="ro3">
          <table:table-cell office:value-type="string" table:style-name="ce11">
            <text:p>Vattenfall</text:p>
          </table:table-cell>
          <table:table-cell office:value-type="string" table:style-name="ce3">
            <text:p>vattenfall</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organisation_logos/vattenfall.png" table:formula="of:=$$CONTENT_BASE_URL&amp;&quot;organisation_logos/&quot;&amp;[.E32]" table:style-name="ce15">
            <text:p>organisation_logos/vattenfall.png</text:p>
          </table:table-cell>
          <table:table-cell table:number-columns-repeated="16378"/>
        </table:table-row>
        <table:table-row table:style-name="ro3">
          <table:table-cell office:value-type="string" table:style-name="ce11">
            <text:p>VMware</text:p>
          </table:table-cell>
          <table:table-cell office:value-type="string" table:style-name="ce3">
            <text:p>vmware</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organisation_logos/vmware.png" table:formula="of:=$$CONTENT_BASE_URL&amp;&quot;organisation_logos/&quot;&amp;[.E33]" table:style-name="ce15">
            <text:p>organisation_logos/vmware.png</text:p>
          </table:table-cell>
          <table:table-cell table:number-columns-repeated="16378"/>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organisation_logos/yes_delft.jpg" table:formula="of:=$$CONTENT_BASE_URL&amp;&quot;organisation_logos/&quot;&amp;[.E34]" table:style-name="ce15">
            <text:p>organisation_logos/yes_delft.jpg</text:p>
          </table:table-cell>
          <table:table-cell table:number-columns-repeated="16378"/>
        </table:table-row>
        <table:table-row table:number-rows-repeated="70" table:style-name="ro3">
          <table:table-cell table:number-columns-repeated="6" table:style-name="ce3"/>
          <table:table-cell table:number-columns-repeated="16378"/>
        </table:table-row>
        <table:table-row table:number-rows-repeated="1048472" table:style-name="ro1">
          <table:table-cell table:number-columns-repeated="16384"/>
        </table:table-row>
      </table:table>
      <table:table table:name="Groups" table:style-name="ta1">
        <table:table-column table:style-name="co38" table:default-cell-style-name="ce1"/>
        <table:table-column table:style-name="co39" table:default-cell-style-name="ce1"/>
        <table:table-column table:style-name="co3" table:number-columns-repeated="62" table:default-cell-style-name="ce1"/>
        <table:table-column table:style-name="co5" table:number-columns-repeated="16320"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0"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3" table:number-columns-repeated="4"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3" table:default-cell-style-name="ce1"/>
        <table:table-column table:style-name="co48" table:default-cell-style-name="ce1"/>
        <table:table-column table:style-name="co49" table:default-cell-style-name="ce1"/>
        <table:table-column table:style-name="co3" table:number-columns-repeated="45" table:default-cell-style-name="ce1"/>
        <table:table-column table:style-name="co5" table:number-columns-repeated="16320"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content-validation-name="val12"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10" table:style-name="ce3">
            <text:p>Building critical infrastructures</text:p>
          </table:table-cell>
          <table:table-cell office:value-type="string" table:style-name="ce3">
            <text:p>infra23,infra24</text:p>
          </table:table-cell>
          <table:table-cell office:value-type="string" table:content-validation-name="val11"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34989&amp;color=fff" table:formula="of:=&quot;https://eu.ui-avatars.com/api/?name=&quot;&amp;[.A2]&amp;&quot;+&quot;&amp;[.B2]&amp;&quot;&amp;background=&quot;&amp;[.T2]&amp;&quot;&amp;color=fff&quot;" table:style-name="ce10">
            <text:p>https://eu.ui-avatars.com/api/?name=Lilliam+Cathie&amp;background=A34989&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34989" table:formula="of:=&quot;A&quot;&amp;RANDBETWEEN(1; 9)&amp;RANDBETWEEN(1; 9)&amp;RANDBETWEEN(1; 9)&amp;RANDBETWEEN(1; 9)&amp;RANDBETWEEN(1; 9)" table:style-name="ce1">
            <text:p>A34989</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10" table:style-name="ce3">
            <text:p>Building critical infrastructures</text:p>
          </table:table-cell>
          <table:table-cell office:value-type="string" table:style-name="ce3">
            <text:p>infra23, infra24</text:p>
          </table:table-cell>
          <table:table-cell table:content-validation-name="val11"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28676&amp;color=fff" table:formula="of:=&quot;https://eu.ui-avatars.com/api/?name=&quot;&amp;[.A3]&amp;&quot;+&quot;&amp;[.B3]&amp;&quot;&amp;background=&quot;&amp;[.T3]&amp;&quot;&amp;color=fff&quot;" table:style-name="ce10">
            <text:p>https://eu.ui-avatars.com/api/?name=Dorcas+Christinia&amp;background=A28676&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28676" table:formula="of:=&quot;A&quot;&amp;RANDBETWEEN(1; 9)&amp;RANDBETWEEN(1; 9)&amp;RANDBETWEEN(1; 9)&amp;RANDBETWEEN(1; 9)&amp;RANDBETWEEN(1; 9)" table:style-name="ce1">
            <text:p>A28676</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18361&amp;color=fff" table:formula="of:=&quot;https://eu.ui-avatars.com/api/?name=&quot;&amp;[.A4]&amp;&quot;+&quot;&amp;[.B4]&amp;&quot;&amp;background=&quot;&amp;[.T4]&amp;&quot;&amp;color=fff&quot;" table:style-name="ce10">
            <text:p>https://eu.ui-avatars.com/api/?name=Ebonie+Almeda&amp;background=A18361&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18361" table:formula="of:=&quot;A&quot;&amp;RANDBETWEEN(1; 9)&amp;RANDBETWEEN(1; 9)&amp;RANDBETWEEN(1; 9)&amp;RANDBETWEEN(1; 9)&amp;RANDBETWEEN(1; 9)" table:style-name="ce1">
            <text:p>A18361</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39696&amp;color=fff" table:formula="of:=&quot;https://eu.ui-avatars.com/api/?name=&quot;&amp;[.A5]&amp;&quot;+&quot;&amp;[.B5]&amp;&quot;&amp;background=&quot;&amp;[.T5]&amp;&quot;&amp;color=fff&quot;" table:style-name="ce10">
            <text:p>https://eu.ui-avatars.com/api/?name=Lilliam+Sonny&amp;background=A39696&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39696" table:formula="of:=&quot;A&quot;&amp;RANDBETWEEN(1; 9)&amp;RANDBETWEEN(1; 9)&amp;RANDBETWEEN(1; 9)&amp;RANDBETWEEN(1; 9)&amp;RANDBETWEEN(1; 9)" table:style-name="ce1">
            <text:p>A39696</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84722&amp;color=fff" table:formula="of:=&quot;https://eu.ui-avatars.com/api/?name=&quot;&amp;[.A6]&amp;&quot;+&quot;&amp;[.B6]&amp;&quot;&amp;background=&quot;&amp;[.T6]&amp;&quot;&amp;color=fff&quot;" table:style-name="ce10">
            <text:p>https://eu.ui-avatars.com/api/?name=Kathern+Keira&amp;background=A84722&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84722" table:formula="of:=&quot;A&quot;&amp;RANDBETWEEN(1; 9)&amp;RANDBETWEEN(1; 9)&amp;RANDBETWEEN(1; 9)&amp;RANDBETWEEN(1; 9)&amp;RANDBETWEEN(1; 9)" table:style-name="ce1">
            <text:p>A84722</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35688&amp;color=fff" table:formula="of:=&quot;https://eu.ui-avatars.com/api/?name=&quot;&amp;[.A7]&amp;&quot;+&quot;&amp;[.B7]&amp;&quot;&amp;background=&quot;&amp;[.T7]&amp;&quot;&amp;color=fff&quot;" table:style-name="ce10">
            <text:p>https://eu.ui-avatars.com/api/?name=Elijah+Kena&amp;background=A35688&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35688" table:formula="of:=&quot;A&quot;&amp;RANDBETWEEN(1; 9)&amp;RANDBETWEEN(1; 9)&amp;RANDBETWEEN(1; 9)&amp;RANDBETWEEN(1; 9)&amp;RANDBETWEEN(1; 9)" table:style-name="ce1">
            <text:p>A35688</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51432&amp;color=fff" table:formula="of:=&quot;https://eu.ui-avatars.com/api/?name=&quot;&amp;[.A8]&amp;&quot;+&quot;&amp;[.B8]&amp;&quot;&amp;background=&quot;&amp;[.T8]&amp;&quot;&amp;color=fff&quot;" table:style-name="ce10">
            <text:p>https://eu.ui-avatars.com/api/?name=Madalyn+Jerold&amp;background=A51432&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1432" table:formula="of:=&quot;A&quot;&amp;RANDBETWEEN(1; 9)&amp;RANDBETWEEN(1; 9)&amp;RANDBETWEEN(1; 9)&amp;RANDBETWEEN(1; 9)&amp;RANDBETWEEN(1; 9)" table:style-name="ce1">
            <text:p>A51432</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34692&amp;color=fff" table:formula="of:=&quot;https://eu.ui-avatars.com/api/?name=&quot;&amp;[.A9]&amp;&quot;+&quot;&amp;[.B9]&amp;&quot;&amp;background=&quot;&amp;[.T9]&amp;&quot;&amp;color=fff&quot;" table:style-name="ce10">
            <text:p>https://eu.ui-avatars.com/api/?name=Alisha+Rutha&amp;background=A34692&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34692" table:formula="of:=&quot;A&quot;&amp;RANDBETWEEN(1; 9)&amp;RANDBETWEEN(1; 9)&amp;RANDBETWEEN(1; 9)&amp;RANDBETWEEN(1; 9)&amp;RANDBETWEEN(1; 9)" table:style-name="ce1">
            <text:p>A34692</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82772&amp;color=fff" table:formula="of:=&quot;https://eu.ui-avatars.com/api/?name=&quot;&amp;[.A10]&amp;&quot;+&quot;&amp;[.B10]&amp;&quot;&amp;background=&quot;&amp;[.T10]&amp;&quot;&amp;color=fff&quot;" table:style-name="ce10">
            <text:p>https://eu.ui-avatars.com/api/?name=Luvenia+Kena&amp;background=A82772&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82772" table:formula="of:=&quot;A&quot;&amp;RANDBETWEEN(1; 9)&amp;RANDBETWEEN(1; 9)&amp;RANDBETWEEN(1; 9)&amp;RANDBETWEEN(1; 9)&amp;RANDBETWEEN(1; 9)" table:style-name="ce1">
            <text:p>A82772</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78165&amp;color=fff" table:formula="of:=&quot;https://eu.ui-avatars.com/api/?name=&quot;&amp;[.A11]&amp;&quot;+&quot;&amp;[.B11]&amp;&quot;&amp;background=&quot;&amp;[.T11]&amp;&quot;&amp;color=fff&quot;" table:style-name="ce10">
            <text:p>https://eu.ui-avatars.com/api/?name=Darcy+Kenton&amp;background=A78165&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78165" table:formula="of:=&quot;A&quot;&amp;RANDBETWEEN(1; 9)&amp;RANDBETWEEN(1; 9)&amp;RANDBETWEEN(1; 9)&amp;RANDBETWEEN(1; 9)&amp;RANDBETWEEN(1; 9)" table:style-name="ce1">
            <text:p>A78165</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45716&amp;color=fff" table:formula="of:=&quot;https://eu.ui-avatars.com/api/?name=&quot;&amp;[.A12]&amp;&quot;+&quot;&amp;[.B12]&amp;&quot;&amp;background=&quot;&amp;[.T12]&amp;&quot;&amp;color=fff&quot;" table:style-name="ce10">
            <text:p>https://eu.ui-avatars.com/api/?name=Haley+Golda&amp;background=A45716&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45716" table:formula="of:=&quot;A&quot;&amp;RANDBETWEEN(1; 9)&amp;RANDBETWEEN(1; 9)&amp;RANDBETWEEN(1; 9)&amp;RANDBETWEEN(1; 9)&amp;RANDBETWEEN(1; 9)" table:style-name="ce1">
            <text:p>A45716</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56956&amp;color=fff" table:formula="of:=&quot;https://eu.ui-avatars.com/api/?name=&quot;&amp;[.A13]&amp;&quot;+&quot;&amp;[.B13]&amp;&quot;&amp;background=&quot;&amp;[.T13]&amp;&quot;&amp;color=fff&quot;" table:style-name="ce10">
            <text:p>https://eu.ui-avatars.com/api/?name=Leslie+Claudia&amp;background=A56956&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6956" table:formula="of:=&quot;A&quot;&amp;RANDBETWEEN(1; 9)&amp;RANDBETWEEN(1; 9)&amp;RANDBETWEEN(1; 9)&amp;RANDBETWEEN(1; 9)&amp;RANDBETWEEN(1; 9)" table:style-name="ce1">
            <text:p>A56956</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91725&amp;color=fff" table:formula="of:=&quot;https://eu.ui-avatars.com/api/?name=&quot;&amp;[.A14]&amp;&quot;+&quot;&amp;[.B14]&amp;&quot;&amp;background=&quot;&amp;[.T14]&amp;&quot;&amp;color=fff&quot;" table:style-name="ce10">
            <text:p>https://eu.ui-avatars.com/api/?name=Thomasine+Lilia&amp;background=A91725&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91725" table:formula="of:=&quot;A&quot;&amp;RANDBETWEEN(1; 9)&amp;RANDBETWEEN(1; 9)&amp;RANDBETWEEN(1; 9)&amp;RANDBETWEEN(1; 9)&amp;RANDBETWEEN(1; 9)" table:style-name="ce1">
            <text:p>A91725</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36773&amp;color=fff" table:formula="of:=&quot;https://eu.ui-avatars.com/api/?name=&quot;&amp;[.A15]&amp;&quot;+&quot;&amp;[.B15]&amp;&quot;&amp;background=&quot;&amp;[.T15]&amp;&quot;&amp;color=fff&quot;" table:style-name="ce10">
            <text:p>https://eu.ui-avatars.com/api/?name=Lindsay+Roselyn&amp;background=A36773&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36773" table:formula="of:=&quot;A&quot;&amp;RANDBETWEEN(1; 9)&amp;RANDBETWEEN(1; 9)&amp;RANDBETWEEN(1; 9)&amp;RANDBETWEEN(1; 9)&amp;RANDBETWEEN(1; 9)" table:style-name="ce1">
            <text:p>A36773</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48479&amp;color=fff" table:formula="of:=&quot;https://eu.ui-avatars.com/api/?name=&quot;&amp;[.A16]&amp;&quot;+&quot;&amp;[.B16]&amp;&quot;&amp;background=&quot;&amp;[.T16]&amp;&quot;&amp;color=fff&quot;" table:style-name="ce10">
            <text:p>https://eu.ui-avatars.com/api/?name=Sherika+Arnoldo&amp;background=A48479&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48479" table:formula="of:=&quot;A&quot;&amp;RANDBETWEEN(1; 9)&amp;RANDBETWEEN(1; 9)&amp;RANDBETWEEN(1; 9)&amp;RANDBETWEEN(1; 9)&amp;RANDBETWEEN(1; 9)" table:style-name="ce1">
            <text:p>A48479</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93675&amp;color=fff" table:formula="of:=&quot;https://eu.ui-avatars.com/api/?name=&quot;&amp;[.A17]&amp;&quot;+&quot;&amp;[.B17]&amp;&quot;&amp;background=&quot;&amp;[.T17]&amp;&quot;&amp;color=fff&quot;" table:style-name="ce10">
            <text:p>https://eu.ui-avatars.com/api/?name=Verdie+Chance&amp;background=A93675&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93675" table:formula="of:=&quot;A&quot;&amp;RANDBETWEEN(1; 9)&amp;RANDBETWEEN(1; 9)&amp;RANDBETWEEN(1; 9)&amp;RANDBETWEEN(1; 9)&amp;RANDBETWEEN(1; 9)" table:style-name="ce1">
            <text:p>A93675</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67262&amp;color=fff" table:formula="of:=&quot;https://eu.ui-avatars.com/api/?name=&quot;&amp;[.A18]&amp;&quot;+&quot;&amp;[.B18]&amp;&quot;&amp;background=&quot;&amp;[.T18]&amp;&quot;&amp;color=fff&quot;" table:style-name="ce10">
            <text:p>https://eu.ui-avatars.com/api/?name=Jess+Wendy&amp;background=A67262&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67262" table:formula="of:=&quot;A&quot;&amp;RANDBETWEEN(1; 9)&amp;RANDBETWEEN(1; 9)&amp;RANDBETWEEN(1; 9)&amp;RANDBETWEEN(1; 9)&amp;RANDBETWEEN(1; 9)" table:style-name="ce1">
            <text:p>A67262</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45384&amp;color=fff" table:formula="of:=&quot;https://eu.ui-avatars.com/api/?name=&quot;&amp;[.A19]&amp;&quot;+&quot;&amp;[.B19]&amp;&quot;&amp;background=&quot;&amp;[.T19]&amp;&quot;&amp;color=fff&quot;" table:style-name="ce10">
            <text:p>https://eu.ui-avatars.com/api/?name=Coretta+Lovetta&amp;background=A45384&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45384" table:formula="of:=&quot;A&quot;&amp;RANDBETWEEN(1; 9)&amp;RANDBETWEEN(1; 9)&amp;RANDBETWEEN(1; 9)&amp;RANDBETWEEN(1; 9)&amp;RANDBETWEEN(1; 9)" table:style-name="ce1">
            <text:p>A45384</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38432&amp;color=fff" table:formula="of:=&quot;https://eu.ui-avatars.com/api/?name=&quot;&amp;[.A20]&amp;&quot;+&quot;&amp;[.B20]&amp;&quot;&amp;background=&quot;&amp;[.T20]&amp;&quot;&amp;color=fff&quot;" table:style-name="ce10">
            <text:p>https://eu.ui-avatars.com/api/?name=Marylynn+Augustus&amp;background=A38432&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38432" table:formula="of:=&quot;A&quot;&amp;RANDBETWEEN(1; 9)&amp;RANDBETWEEN(1; 9)&amp;RANDBETWEEN(1; 9)&amp;RANDBETWEEN(1; 9)&amp;RANDBETWEEN(1; 9)" table:style-name="ce1">
            <text:p>A38432</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94796&amp;color=fff" table:formula="of:=&quot;https://eu.ui-avatars.com/api/?name=&quot;&amp;[.A21]&amp;&quot;+&quot;&amp;[.B21]&amp;&quot;&amp;background=&quot;&amp;[.T21]&amp;&quot;&amp;color=fff&quot;" table:style-name="ce10">
            <text:p>https://eu.ui-avatars.com/api/?name=Shad+Jospeh&amp;background=A94796&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94796" table:formula="of:=&quot;A&quot;&amp;RANDBETWEEN(1; 9)&amp;RANDBETWEEN(1; 9)&amp;RANDBETWEEN(1; 9)&amp;RANDBETWEEN(1; 9)&amp;RANDBETWEEN(1; 9)" table:style-name="ce1">
            <text:p>A94796</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45562&amp;color=fff" table:formula="of:=&quot;https://eu.ui-avatars.com/api/?name=&quot;&amp;[.A22]&amp;&quot;+&quot;&amp;[.B22]&amp;&quot;&amp;background=&quot;&amp;[.T22]&amp;&quot;&amp;color=fff&quot;" table:style-name="ce10">
            <text:p>https://eu.ui-avatars.com/api/?name=Georgia+Jeffrey&amp;background=A45562&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45562" table:formula="of:=&quot;A&quot;&amp;RANDBETWEEN(1; 9)&amp;RANDBETWEEN(1; 9)&amp;RANDBETWEEN(1; 9)&amp;RANDBETWEEN(1; 9)&amp;RANDBETWEEN(1; 9)" table:style-name="ce1">
            <text:p>A45562</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55594&amp;color=fff" table:formula="of:=&quot;https://eu.ui-avatars.com/api/?name=&quot;&amp;[.A23]&amp;&quot;+&quot;&amp;[.B23]&amp;&quot;&amp;background=&quot;&amp;[.T23]&amp;&quot;&amp;color=fff&quot;" table:style-name="ce10">
            <text:p>https://eu.ui-avatars.com/api/?name=Florrie+Fidelia&amp;background=A55594&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55594" table:formula="of:=&quot;A&quot;&amp;RANDBETWEEN(1; 9)&amp;RANDBETWEEN(1; 9)&amp;RANDBETWEEN(1; 9)&amp;RANDBETWEEN(1; 9)&amp;RANDBETWEEN(1; 9)" table:style-name="ce1">
            <text:p>A55594</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99936&amp;color=fff" table:formula="of:=&quot;https://eu.ui-avatars.com/api/?name=&quot;&amp;[.A24]&amp;&quot;+&quot;&amp;[.B24]&amp;&quot;&amp;background=&quot;&amp;[.T24]&amp;&quot;&amp;color=fff&quot;" table:style-name="ce10">
            <text:p>https://eu.ui-avatars.com/api/?name=Dwain+Chin&amp;background=A99936&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99936" table:formula="of:=&quot;A&quot;&amp;RANDBETWEEN(1; 9)&amp;RANDBETWEEN(1; 9)&amp;RANDBETWEEN(1; 9)&amp;RANDBETWEEN(1; 9)&amp;RANDBETWEEN(1; 9)" table:style-name="ce1">
            <text:p>A99936</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58992&amp;color=fff" table:formula="of:=&quot;https://eu.ui-avatars.com/api/?name=&quot;&amp;[.A25]&amp;&quot;+&quot;&amp;[.B25]&amp;&quot;&amp;background=&quot;&amp;[.T25]&amp;&quot;&amp;color=fff&quot;" table:style-name="ce10">
            <text:p>https://eu.ui-avatars.com/api/?name=Tresa+Ardell&amp;background=A58992&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58992" table:formula="of:=&quot;A&quot;&amp;RANDBETWEEN(1; 9)&amp;RANDBETWEEN(1; 9)&amp;RANDBETWEEN(1; 9)&amp;RANDBETWEEN(1; 9)&amp;RANDBETWEEN(1; 9)" table:style-name="ce1">
            <text:p>A58992</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49626&amp;color=fff" table:formula="of:=&quot;https://eu.ui-avatars.com/api/?name=&quot;&amp;[.A26]&amp;&quot;+&quot;&amp;[.B26]&amp;&quot;&amp;background=&quot;&amp;[.T26]&amp;&quot;&amp;color=fff&quot;" table:style-name="ce10">
            <text:p>https://eu.ui-avatars.com/api/?name=Sumiko+Maryalice&amp;background=A49626&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49626" table:formula="of:=&quot;A&quot;&amp;RANDBETWEEN(1; 9)&amp;RANDBETWEEN(1; 9)&amp;RANDBETWEEN(1; 9)&amp;RANDBETWEEN(1; 9)&amp;RANDBETWEEN(1; 9)" table:style-name="ce1">
            <text:p>A49626</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38132&amp;color=fff" table:formula="of:=&quot;https://eu.ui-avatars.com/api/?name=&quot;&amp;[.A27]&amp;&quot;+&quot;&amp;[.B27]&amp;&quot;&amp;background=&quot;&amp;[.T27]&amp;&quot;&amp;color=fff&quot;" table:style-name="ce10">
            <text:p>https://eu.ui-avatars.com/api/?name=Marleen+Jeanette&amp;background=A38132&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38132" table:formula="of:=&quot;A&quot;&amp;RANDBETWEEN(1; 9)&amp;RANDBETWEEN(1; 9)&amp;RANDBETWEEN(1; 9)&amp;RANDBETWEEN(1; 9)&amp;RANDBETWEEN(1; 9)" table:style-name="ce1">
            <text:p>A38132</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16316&amp;color=fff" table:formula="of:=&quot;https://eu.ui-avatars.com/api/?name=&quot;&amp;[.A28]&amp;&quot;+&quot;&amp;[.B28]&amp;&quot;&amp;background=&quot;&amp;[.T28]&amp;&quot;&amp;color=fff&quot;" table:style-name="ce10">
            <text:p>https://eu.ui-avatars.com/api/?name=Tiffany+Santa&amp;background=A16316&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9" table:style-name="ce10">
            <text:p><text:a xlink:href="https://www.linkedin.com/company/cherrytwist-foundation">https://www.linkedin.com/company/cherrytwist-foundation</text:a></text:p>
          </table:table-cell>
          <table:table-cell table:content-validation-name="val12" table:style-name="ce1"/>
          <table:table-cell office:value-type="string" office:string-value="A16316" table:formula="of:=&quot;A&quot;&amp;RANDBETWEEN(1; 9)&amp;RANDBETWEEN(1; 9)&amp;RANDBETWEEN(1; 9)&amp;RANDBETWEEN(1; 9)&amp;RANDBETWEEN(1; 9)" table:style-name="ce1">
            <text:p>A16316</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22579&amp;color=fff" table:formula="of:=&quot;https://eu.ui-avatars.com/api/?name=&quot;&amp;[.A29]&amp;&quot;+&quot;&amp;[.B29]&amp;&quot;&amp;background=&quot;&amp;[.T29]&amp;&quot;&amp;color=fff&quot;" table:style-name="ce10">
            <text:p>https://eu.ui-avatars.com/api/?name=Clarita+Delana&amp;background=A22579&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22579" table:formula="of:=&quot;A&quot;&amp;RANDBETWEEN(1; 9)&amp;RANDBETWEEN(1; 9)&amp;RANDBETWEEN(1; 9)&amp;RANDBETWEEN(1; 9)&amp;RANDBETWEEN(1; 9)" table:style-name="ce1">
            <text:p>A22579</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53338&amp;color=fff" table:formula="of:=&quot;https://eu.ui-avatars.com/api/?name=&quot;&amp;[.A30]&amp;&quot;+&quot;&amp;[.B30]&amp;&quot;&amp;background=&quot;&amp;[.T30]&amp;&quot;&amp;color=fff&quot;" table:style-name="ce10">
            <text:p>https://eu.ui-avatars.com/api/?name=Loris+Donny&amp;background=A53338&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3338" table:formula="of:=&quot;A&quot;&amp;RANDBETWEEN(1; 9)&amp;RANDBETWEEN(1; 9)&amp;RANDBETWEEN(1; 9)&amp;RANDBETWEEN(1; 9)&amp;RANDBETWEEN(1; 9)" table:style-name="ce1">
            <text:p>A53338</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86799&amp;color=fff" table:formula="of:=&quot;https://eu.ui-avatars.com/api/?name=&quot;&amp;[.A31]&amp;&quot;+&quot;&amp;[.B31]&amp;&quot;&amp;background=&quot;&amp;[.T31]&amp;&quot;&amp;color=fff&quot;" table:style-name="ce10">
            <text:p>https://eu.ui-avatars.com/api/?name=Dayle+Yulanda&amp;background=A86799&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86799" table:formula="of:=&quot;A&quot;&amp;RANDBETWEEN(1; 9)&amp;RANDBETWEEN(1; 9)&amp;RANDBETWEEN(1; 9)&amp;RANDBETWEEN(1; 9)&amp;RANDBETWEEN(1; 9)" table:style-name="ce1">
            <text:p>A86799</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81364&amp;color=fff" table:formula="of:=&quot;https://eu.ui-avatars.com/api/?name=&quot;&amp;[.A32]&amp;&quot;+&quot;&amp;[.B32]&amp;&quot;&amp;background=&quot;&amp;[.T32]&amp;&quot;&amp;color=fff&quot;" table:style-name="ce10">
            <text:p>https://eu.ui-avatars.com/api/?name=Myles+Alysia&amp;background=A81364&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81364" table:formula="of:=&quot;A&quot;&amp;RANDBETWEEN(1; 9)&amp;RANDBETWEEN(1; 9)&amp;RANDBETWEEN(1; 9)&amp;RANDBETWEEN(1; 9)&amp;RANDBETWEEN(1; 9)" table:style-name="ce1">
            <text:p>A81364</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56651&amp;color=fff" table:formula="of:=&quot;https://eu.ui-avatars.com/api/?name=&quot;&amp;[.A33]&amp;&quot;+&quot;&amp;[.B33]&amp;&quot;&amp;background=&quot;&amp;[.T33]&amp;&quot;&amp;color=fff&quot;" table:style-name="ce10">
            <text:p>https://eu.ui-avatars.com/api/?name=Graig+Lakisha&amp;background=A56651&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6651" table:formula="of:=&quot;A&quot;&amp;RANDBETWEEN(1; 9)&amp;RANDBETWEEN(1; 9)&amp;RANDBETWEEN(1; 9)&amp;RANDBETWEEN(1; 9)&amp;RANDBETWEEN(1; 9)" table:style-name="ce1">
            <text:p>A56651</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93372&amp;color=fff" table:formula="of:=&quot;https://eu.ui-avatars.com/api/?name=&quot;&amp;[.A34]&amp;&quot;+&quot;&amp;[.B34]&amp;&quot;&amp;background=&quot;&amp;[.T34]&amp;&quot;&amp;color=fff&quot;" table:style-name="ce10">
            <text:p>https://eu.ui-avatars.com/api/?name=Emilee+Hong&amp;background=A93372&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93372" table:formula="of:=&quot;A&quot;&amp;RANDBETWEEN(1; 9)&amp;RANDBETWEEN(1; 9)&amp;RANDBETWEEN(1; 9)&amp;RANDBETWEEN(1; 9)&amp;RANDBETWEEN(1; 9)" table:style-name="ce1">
            <text:p>A93372</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32734&amp;color=fff" table:formula="of:=&quot;https://eu.ui-avatars.com/api/?name=&quot;&amp;[.A35]&amp;&quot;+&quot;&amp;[.B35]&amp;&quot;&amp;background=&quot;&amp;[.T35]&amp;&quot;&amp;color=fff&quot;" table:style-name="ce10">
            <text:p>https://eu.ui-avatars.com/api/?name=Mickie+Alana&amp;background=A32734&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32734" table:formula="of:=&quot;A&quot;&amp;RANDBETWEEN(1; 9)&amp;RANDBETWEEN(1; 9)&amp;RANDBETWEEN(1; 9)&amp;RANDBETWEEN(1; 9)&amp;RANDBETWEEN(1; 9)" table:style-name="ce1">
            <text:p>A32734</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16384&amp;color=fff" table:formula="of:=&quot;https://eu.ui-avatars.com/api/?name=&quot;&amp;[.A36]&amp;&quot;+&quot;&amp;[.B36]&amp;&quot;&amp;background=&quot;&amp;[.T36]&amp;&quot;&amp;color=fff&quot;" table:style-name="ce10">
            <text:p>https://eu.ui-avatars.com/api/?name=Sang+Sheryll&amp;background=A16384&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16384" table:formula="of:=&quot;A&quot;&amp;RANDBETWEEN(1; 9)&amp;RANDBETWEEN(1; 9)&amp;RANDBETWEEN(1; 9)&amp;RANDBETWEEN(1; 9)&amp;RANDBETWEEN(1; 9)" table:style-name="ce1">
            <text:p>A16384</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44175&amp;color=fff" table:formula="of:=&quot;https://eu.ui-avatars.com/api/?name=&quot;&amp;[.A37]&amp;&quot;+&quot;&amp;[.B37]&amp;&quot;&amp;background=&quot;&amp;[.T37]&amp;&quot;&amp;color=fff&quot;" table:style-name="ce10">
            <text:p>https://eu.ui-avatars.com/api/?name=Tressie+Cinderella&amp;background=A44175&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44175" table:formula="of:=&quot;A&quot;&amp;RANDBETWEEN(1; 9)&amp;RANDBETWEEN(1; 9)&amp;RANDBETWEEN(1; 9)&amp;RANDBETWEEN(1; 9)&amp;RANDBETWEEN(1; 9)" table:style-name="ce1">
            <text:p>A44175</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51344&amp;color=fff" table:formula="of:=&quot;https://eu.ui-avatars.com/api/?name=&quot;&amp;[.A38]&amp;&quot;+&quot;&amp;[.B38]&amp;&quot;&amp;background=&quot;&amp;[.T38]&amp;&quot;&amp;color=fff&quot;" table:style-name="ce10">
            <text:p>https://eu.ui-avatars.com/api/?name=Georgann+Maudie&amp;background=A51344&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1344" table:formula="of:=&quot;A&quot;&amp;RANDBETWEEN(1; 9)&amp;RANDBETWEEN(1; 9)&amp;RANDBETWEEN(1; 9)&amp;RANDBETWEEN(1; 9)&amp;RANDBETWEEN(1; 9)" table:style-name="ce1">
            <text:p>A51344</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54494&amp;color=fff" table:formula="of:=&quot;https://eu.ui-avatars.com/api/?name=&quot;&amp;[.A39]&amp;&quot;+&quot;&amp;[.B39]&amp;&quot;&amp;background=&quot;&amp;[.T39]&amp;&quot;&amp;color=fff&quot;" table:style-name="ce10">
            <text:p>https://eu.ui-avatars.com/api/?name=Coy+Andera&amp;background=A54494&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54494" table:formula="of:=&quot;A&quot;&amp;RANDBETWEEN(1; 9)&amp;RANDBETWEEN(1; 9)&amp;RANDBETWEEN(1; 9)&amp;RANDBETWEEN(1; 9)&amp;RANDBETWEEN(1; 9)" table:style-name="ce1">
            <text:p>A54494</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13695&amp;color=fff" table:formula="of:=&quot;https://eu.ui-avatars.com/api/?name=&quot;&amp;[.A40]&amp;&quot;+&quot;&amp;[.B40]&amp;&quot;&amp;background=&quot;&amp;[.T40]&amp;&quot;&amp;color=fff&quot;" table:style-name="ce10">
            <text:p>https://eu.ui-avatars.com/api/?name=Shaquana+Les&amp;background=A13695&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13695" table:formula="of:=&quot;A&quot;&amp;RANDBETWEEN(1; 9)&amp;RANDBETWEEN(1; 9)&amp;RANDBETWEEN(1; 9)&amp;RANDBETWEEN(1; 9)&amp;RANDBETWEEN(1; 9)" table:style-name="ce1">
            <text:p>A13695</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22279&amp;color=fff" table:formula="of:=&quot;https://eu.ui-avatars.com/api/?name=&quot;&amp;[.A41]&amp;&quot;+&quot;&amp;[.B41]&amp;&quot;&amp;background=&quot;&amp;[.T41]&amp;&quot;&amp;color=fff&quot;" table:style-name="ce10">
            <text:p>https://eu.ui-avatars.com/api/?name=Qiana+Augustine&amp;background=A22279&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9" table:style-name="ce10">
            <text:p><text:a xlink:href="https://www.linkedin.com/company/cherrytwist-foundation">https://www.linkedin.com/company/cherrytwist-foundation</text:a></text:p>
          </table:table-cell>
          <table:table-cell office:value-type="string" table:content-validation-name="val12" table:style-name="ce10">
            <text:p><text:a xlink:href="https://twitter.com/cherrytwist_f">https://twitter.com/cherrytwist_f</text:a></text:p>
          </table:table-cell>
          <table:table-cell office:value-type="string" office:string-value="A22279" table:formula="of:=&quot;A&quot;&amp;RANDBETWEEN(1; 9)&amp;RANDBETWEEN(1; 9)&amp;RANDBETWEEN(1; 9)&amp;RANDBETWEEN(1; 9)&amp;RANDBETWEEN(1; 9)" table:style-name="ce1">
            <text:p>A22279</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75634&amp;color=fff" table:formula="of:=&quot;https://eu.ui-avatars.com/api/?name=&quot;&amp;[.A42]&amp;&quot;+&quot;&amp;[.B42]&amp;&quot;&amp;background=&quot;&amp;[.T42]&amp;&quot;&amp;color=fff&quot;" table:style-name="ce10">
            <text:p>https://eu.ui-avatars.com/api/?name=Amanda+Jessia&amp;background=A75634&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9" table:style-name="ce1"/>
          <table:table-cell office:value-type="string" table:content-validation-name="val12" table:style-name="ce10">
            <text:p><text:a xlink:href="https://twitter.com/cherrytwist_f">https://twitter.com/cherrytwist_f</text:a></text:p>
          </table:table-cell>
          <table:table-cell office:value-type="string" office:string-value="A75634" table:formula="of:=&quot;A&quot;&amp;RANDBETWEEN(1; 9)&amp;RANDBETWEEN(1; 9)&amp;RANDBETWEEN(1; 9)&amp;RANDBETWEEN(1; 9)&amp;RANDBETWEEN(1; 9)" table:style-name="ce1">
            <text:p>A75634</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46934&amp;color=fff" table:formula="of:=&quot;https://eu.ui-avatars.com/api/?name=&quot;&amp;[.A43]&amp;&quot;+&quot;&amp;[.B43]&amp;&quot;&amp;background=&quot;&amp;[.T43]&amp;&quot;&amp;color=fff&quot;" table:style-name="ce10">
            <text:p>https://eu.ui-avatars.com/api/?name=Mack+Kerstin&amp;background=A46934&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9" table:style-name="ce1"/>
          <table:table-cell office:value-type="string" table:content-validation-name="val12" table:style-name="ce10">
            <text:p><text:a xlink:href="https://twitter.com/cherrytwist_f">https://twitter.com/cherrytwist_f</text:a></text:p>
          </table:table-cell>
          <table:table-cell office:value-type="string" office:string-value="A46934" table:formula="of:=&quot;A&quot;&amp;RANDBETWEEN(1; 9)&amp;RANDBETWEEN(1; 9)&amp;RANDBETWEEN(1; 9)&amp;RANDBETWEEN(1; 9)&amp;RANDBETWEEN(1; 9)" table:style-name="ce1">
            <text:p>A46934</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83486&amp;color=fff" table:formula="of:=&quot;https://eu.ui-avatars.com/api/?name=&quot;&amp;[.A44]&amp;&quot;+&quot;&amp;[.B44]&amp;&quot;&amp;background=&quot;&amp;[.T44]&amp;&quot;&amp;color=fff&quot;" table:style-name="ce10">
            <text:p>https://eu.ui-avatars.com/api/?name=Ezra+Chester&amp;background=A83486&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9" table:style-name="ce1"/>
          <table:table-cell office:value-type="string" table:content-validation-name="val12" table:style-name="ce10">
            <text:p><text:a xlink:href="https://twitter.com/cherrytwist_f">https://twitter.com/cherrytwist_f</text:a></text:p>
          </table:table-cell>
          <table:table-cell office:value-type="string" office:string-value="A83486" table:formula="of:=&quot;A&quot;&amp;RANDBETWEEN(1; 9)&amp;RANDBETWEEN(1; 9)&amp;RANDBETWEEN(1; 9)&amp;RANDBETWEEN(1; 9)&amp;RANDBETWEEN(1; 9)" table:style-name="ce1">
            <text:p>A83486</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31614&amp;color=fff" table:formula="of:=&quot;https://eu.ui-avatars.com/api/?name=&quot;&amp;[.A45]&amp;&quot;+&quot;&amp;[.B45]&amp;&quot;&amp;background=&quot;&amp;[.T45]&amp;&quot;&amp;color=fff&quot;" table:style-name="ce10">
            <text:p>https://eu.ui-avatars.com/api/?name=Carmelita+Alvina&amp;background=A31614&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9" table:style-name="ce1"/>
          <table:table-cell office:value-type="string" table:content-validation-name="val12" table:style-name="ce10">
            <text:p><text:a xlink:href="https://twitter.com/cherrytwist_f">https://twitter.com/cherrytwist_f</text:a></text:p>
          </table:table-cell>
          <table:table-cell office:value-type="string" office:string-value="A31614" table:formula="of:=&quot;A&quot;&amp;RANDBETWEEN(1; 9)&amp;RANDBETWEEN(1; 9)&amp;RANDBETWEEN(1; 9)&amp;RANDBETWEEN(1; 9)&amp;RANDBETWEEN(1; 9)" table:style-name="ce1">
            <text:p>A31614</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84619&amp;color=fff" table:formula="of:=&quot;https://eu.ui-avatars.com/api/?name=&quot;&amp;[.A46]&amp;&quot;+&quot;&amp;[.B46]&amp;&quot;&amp;background=&quot;&amp;[.T46]&amp;&quot;&amp;color=fff&quot;" table:style-name="ce10">
            <text:p>https://eu.ui-avatars.com/api/?name=Kena+Penny&amp;background=A84619&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9" table:style-name="ce1"/>
          <table:table-cell office:value-type="string" table:content-validation-name="val12" table:style-name="ce10">
            <text:p><text:a xlink:href="https://twitter.com/cherrytwist_f">https://twitter.com/cherrytwist_f</text:a></text:p>
          </table:table-cell>
          <table:table-cell office:value-type="string" office:string-value="A84619" table:formula="of:=&quot;A&quot;&amp;RANDBETWEEN(1; 9)&amp;RANDBETWEEN(1; 9)&amp;RANDBETWEEN(1; 9)&amp;RANDBETWEEN(1; 9)&amp;RANDBETWEEN(1; 9)" table:style-name="ce1">
            <text:p>A84619</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24962&amp;color=fff" table:formula="of:=&quot;https://eu.ui-avatars.com/api/?name=&quot;&amp;[.A47]&amp;&quot;+&quot;&amp;[.B47]&amp;&quot;&amp;background=&quot;&amp;[.T47]&amp;&quot;&amp;color=fff&quot;" table:style-name="ce10">
            <text:p>https://eu.ui-avatars.com/api/?name=Jerold+Reda&amp;background=A24962&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9" table:style-name="ce1"/>
          <table:table-cell table:content-validation-name="val12" table:style-name="ce1"/>
          <table:table-cell office:value-type="string" office:string-value="A24962" table:formula="of:=&quot;A&quot;&amp;RANDBETWEEN(1; 9)&amp;RANDBETWEEN(1; 9)&amp;RANDBETWEEN(1; 9)&amp;RANDBETWEEN(1; 9)&amp;RANDBETWEEN(1; 9)" table:style-name="ce1">
            <text:p>A24962</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64311&amp;color=fff" table:formula="of:=&quot;https://eu.ui-avatars.com/api/?name=&quot;&amp;[.A48]&amp;&quot;+&quot;&amp;[.B48]&amp;&quot;&amp;background=&quot;&amp;[.T48]&amp;&quot;&amp;color=fff&quot;" table:style-name="ce10">
            <text:p>https://eu.ui-avatars.com/api/?name=Rutha+Francie&amp;background=A64311&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9" table:style-name="ce1"/>
          <table:table-cell table:content-validation-name="val12" table:style-name="ce1"/>
          <table:table-cell office:value-type="string" office:string-value="A64311" table:formula="of:=&quot;A&quot;&amp;RANDBETWEEN(1; 9)&amp;RANDBETWEEN(1; 9)&amp;RANDBETWEEN(1; 9)&amp;RANDBETWEEN(1; 9)&amp;RANDBETWEEN(1; 9)" table:style-name="ce1">
            <text:p>A64311</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24489&amp;color=fff" table:formula="of:=&quot;https://eu.ui-avatars.com/api/?name=&quot;&amp;[.A49]&amp;&quot;+&quot;&amp;[.B49]&amp;&quot;&amp;background=&quot;&amp;[.T49]&amp;&quot;&amp;color=fff&quot;" table:style-name="ce10">
            <text:p>https://eu.ui-avatars.com/api/?name=Kena+Edris&amp;background=A24489&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9" table:style-name="ce1"/>
          <table:table-cell table:content-validation-name="val12" table:style-name="ce1"/>
          <table:table-cell office:value-type="string" office:string-value="A24489" table:formula="of:=&quot;A&quot;&amp;RANDBETWEEN(1; 9)&amp;RANDBETWEEN(1; 9)&amp;RANDBETWEEN(1; 9)&amp;RANDBETWEEN(1; 9)&amp;RANDBETWEEN(1; 9)" table:style-name="ce1">
            <text:p>A24489</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22678&amp;color=fff" table:formula="of:=&quot;https://eu.ui-avatars.com/api/?name=&quot;&amp;[.A50]&amp;&quot;+&quot;&amp;[.B50]&amp;&quot;&amp;background=&quot;&amp;[.T50]&amp;&quot;&amp;color=fff&quot;" table:style-name="ce10">
            <text:p>https://eu.ui-avatars.com/api/?name=Kenton+Chrystal&amp;background=A22678&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9" table:style-name="ce1"/>
          <table:table-cell table:content-validation-name="val12" table:style-name="ce1"/>
          <table:table-cell office:value-type="string" office:string-value="A22678" table:formula="of:=&quot;A&quot;&amp;RANDBETWEEN(1; 9)&amp;RANDBETWEEN(1; 9)&amp;RANDBETWEEN(1; 9)&amp;RANDBETWEEN(1; 9)&amp;RANDBETWEEN(1; 9)" table:style-name="ce1">
            <text:p>A22678</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58199&amp;color=fff" table:formula="of:=&quot;https://eu.ui-avatars.com/api/?name=&quot;&amp;[.A51]&amp;&quot;+&quot;&amp;[.B51]&amp;&quot;&amp;background=&quot;&amp;[.T51]&amp;&quot;&amp;color=fff&quot;" table:style-name="ce10">
            <text:p>https://eu.ui-avatars.com/api/?name=Golda+Donette&amp;background=A58199&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9" table:style-name="ce1"/>
          <table:table-cell table:content-validation-name="val12" table:style-name="ce1"/>
          <table:table-cell office:value-type="string" office:string-value="A58199" table:formula="of:=&quot;A&quot;&amp;RANDBETWEEN(1; 9)&amp;RANDBETWEEN(1; 9)&amp;RANDBETWEEN(1; 9)&amp;RANDBETWEEN(1; 9)&amp;RANDBETWEEN(1; 9)" table:style-name="ce1">
            <text:p>A58199</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86783&amp;color=fff" table:formula="of:=&quot;https://eu.ui-avatars.com/api/?name=&quot;&amp;[.A52]&amp;&quot;+&quot;&amp;[.B52]&amp;&quot;&amp;background=&quot;&amp;[.T52]&amp;&quot;&amp;color=fff&quot;" table:style-name="ce10">
            <text:p>https://eu.ui-avatars.com/api/?name=Claudia+Lourdes&amp;background=A86783&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9" table:style-name="ce1"/>
          <table:table-cell table:content-validation-name="val12" table:style-name="ce1"/>
          <table:table-cell office:value-type="string" office:string-value="A86783" table:formula="of:=&quot;A&quot;&amp;RANDBETWEEN(1; 9)&amp;RANDBETWEEN(1; 9)&amp;RANDBETWEEN(1; 9)&amp;RANDBETWEEN(1; 9)&amp;RANDBETWEEN(1; 9)" table:style-name="ce1">
            <text:p>A86783</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12676&amp;color=fff" table:formula="of:=&quot;https://eu.ui-avatars.com/api/?name=&quot;&amp;[.A53]&amp;&quot;+&quot;&amp;[.B53]&amp;&quot;&amp;background=&quot;&amp;[.T53]&amp;&quot;&amp;color=fff&quot;" table:style-name="ce10">
            <text:p>https://eu.ui-avatars.com/api/?name=Lilia+Jennette&amp;background=A12676&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9" table:style-name="ce1"/>
          <table:table-cell table:content-validation-name="val12" table:style-name="ce1"/>
          <table:table-cell office:value-type="string" office:string-value="A12676" table:formula="of:=&quot;A&quot;&amp;RANDBETWEEN(1; 9)&amp;RANDBETWEEN(1; 9)&amp;RANDBETWEEN(1; 9)&amp;RANDBETWEEN(1; 9)&amp;RANDBETWEEN(1; 9)" table:style-name="ce1">
            <text:p>A12676</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23327&amp;color=fff" table:formula="of:=&quot;https://eu.ui-avatars.com/api/?name=&quot;&amp;[.A54]&amp;&quot;+&quot;&amp;[.B54]&amp;&quot;&amp;background=&quot;&amp;[.T54]&amp;&quot;&amp;color=fff&quot;" table:style-name="ce10">
            <text:p>https://eu.ui-avatars.com/api/?name=Roselyn+Beatrice&amp;background=A23327&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9" table:style-name="ce1"/>
          <table:table-cell table:content-validation-name="val12" table:style-name="ce1"/>
          <table:table-cell office:value-type="string" office:string-value="A23327" table:formula="of:=&quot;A&quot;&amp;RANDBETWEEN(1; 9)&amp;RANDBETWEEN(1; 9)&amp;RANDBETWEEN(1; 9)&amp;RANDBETWEEN(1; 9)&amp;RANDBETWEEN(1; 9)" table:style-name="ce1">
            <text:p>A23327</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66281&amp;color=fff" table:formula="of:=&quot;https://eu.ui-avatars.com/api/?name=&quot;&amp;[.A55]&amp;&quot;+&quot;&amp;[.B55]&amp;&quot;&amp;background=&quot;&amp;[.T55]&amp;&quot;&amp;color=fff&quot;" table:style-name="ce10">
            <text:p>https://eu.ui-avatars.com/api/?name=Arnoldo+Joanne&amp;background=A66281&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9" table:style-name="ce1"/>
          <table:table-cell table:content-validation-name="val12" table:style-name="ce1"/>
          <table:table-cell office:value-type="string" office:string-value="A66281" table:formula="of:=&quot;A&quot;&amp;RANDBETWEEN(1; 9)&amp;RANDBETWEEN(1; 9)&amp;RANDBETWEEN(1; 9)&amp;RANDBETWEEN(1; 9)&amp;RANDBETWEEN(1; 9)" table:style-name="ce1">
            <text:p>A66281</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54476&amp;color=fff" table:formula="of:=&quot;https://eu.ui-avatars.com/api/?name=&quot;&amp;[.A56]&amp;&quot;+&quot;&amp;[.B56]&amp;&quot;&amp;background=&quot;&amp;[.T56]&amp;&quot;&amp;color=fff&quot;" table:style-name="ce10">
            <text:p>https://eu.ui-avatars.com/api/?name=Chance+Melaine&amp;background=A54476&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9" table:style-name="ce1"/>
          <table:table-cell table:content-validation-name="val12" table:style-name="ce1"/>
          <table:table-cell office:value-type="string" office:string-value="A54476" table:formula="of:=&quot;A&quot;&amp;RANDBETWEEN(1; 9)&amp;RANDBETWEEN(1; 9)&amp;RANDBETWEEN(1; 9)&amp;RANDBETWEEN(1; 9)&amp;RANDBETWEEN(1; 9)" table:style-name="ce1">
            <text:p>A54476</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25265&amp;color=fff" table:formula="of:=&quot;https://eu.ui-avatars.com/api/?name=&quot;&amp;[.A57]&amp;&quot;+&quot;&amp;[.B57]&amp;&quot;&amp;background=&quot;&amp;[.T57]&amp;&quot;&amp;color=fff&quot;" table:style-name="ce10">
            <text:p>https://eu.ui-avatars.com/api/?name=Wendy+Ghislaine&amp;background=A25265&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9" table:style-name="ce1"/>
          <table:table-cell table:content-validation-name="val12" table:style-name="ce1"/>
          <table:table-cell office:value-type="string" office:string-value="A25265" table:formula="of:=&quot;A&quot;&amp;RANDBETWEEN(1; 9)&amp;RANDBETWEEN(1; 9)&amp;RANDBETWEEN(1; 9)&amp;RANDBETWEEN(1; 9)&amp;RANDBETWEEN(1; 9)" table:style-name="ce1">
            <text:p>A25265</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10" table:style-name="ce3">
            <text:p>Digital architecture for peace</text:p>
          </table:table-cell>
          <table:table-cell office:value-type="string" table:style-name="ce3">
            <text:p>peace29</text:p>
          </table:table-cell>
          <table:table-cell table:content-validation-name="val11"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73124&amp;color=fff" table:formula="of:=&quot;https://eu.ui-avatars.com/api/?name=&quot;&amp;[.A58]&amp;&quot;+&quot;&amp;[.B58]&amp;&quot;&amp;background=&quot;&amp;[.T58]&amp;&quot;&amp;color=fff&quot;" table:style-name="ce10">
            <text:p>https://eu.ui-avatars.com/api/?name=Lovetta+Florida&amp;background=A73124&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9" table:style-name="ce1"/>
          <table:table-cell table:content-validation-name="val12" table:style-name="ce1"/>
          <table:table-cell office:value-type="string" office:string-value="A73124" table:formula="of:=&quot;A&quot;&amp;RANDBETWEEN(1; 9)&amp;RANDBETWEEN(1; 9)&amp;RANDBETWEEN(1; 9)&amp;RANDBETWEEN(1; 9)&amp;RANDBETWEEN(1; 9)" table:style-name="ce1">
            <text:p>A73124</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16666&amp;color=fff" table:formula="of:=&quot;https://eu.ui-avatars.com/api/?name=&quot;&amp;[.A59]&amp;&quot;+&quot;&amp;[.B59]&amp;&quot;&amp;background=&quot;&amp;[.T59]&amp;&quot;&amp;color=fff&quot;" table:style-name="ce10">
            <text:p>https://eu.ui-avatars.com/api/?name=Augustus+Heathe&amp;background=A16666&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9" table:style-name="ce1"/>
          <table:table-cell table:content-validation-name="val12" table:style-name="ce1"/>
          <table:table-cell office:value-type="string" office:string-value="A16666" table:formula="of:=&quot;A&quot;&amp;RANDBETWEEN(1; 9)&amp;RANDBETWEEN(1; 9)&amp;RANDBETWEEN(1; 9)&amp;RANDBETWEEN(1; 9)&amp;RANDBETWEEN(1; 9)" table:style-name="ce1">
            <text:p>A16666</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25144&amp;color=fff" table:formula="of:=&quot;https://eu.ui-avatars.com/api/?name=&quot;&amp;[.A60]&amp;&quot;+&quot;&amp;[.B60]&amp;&quot;&amp;background=&quot;&amp;[.T60]&amp;&quot;&amp;color=fff&quot;" table:style-name="ce10">
            <text:p>https://eu.ui-avatars.com/api/?name=Jospeh+Svetlana&amp;background=A25144&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9" table:style-name="ce1"/>
          <table:table-cell table:content-validation-name="val12" table:style-name="ce1"/>
          <table:table-cell office:value-type="string" office:string-value="A25144" table:formula="of:=&quot;A&quot;&amp;RANDBETWEEN(1; 9)&amp;RANDBETWEEN(1; 9)&amp;RANDBETWEEN(1; 9)&amp;RANDBETWEEN(1; 9)&amp;RANDBETWEEN(1; 9)" table:style-name="ce1">
            <text:p>A25144</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29239&amp;color=fff" table:formula="of:=&quot;https://eu.ui-avatars.com/api/?name=&quot;&amp;[.A61]&amp;&quot;+&quot;&amp;[.B61]&amp;&quot;&amp;background=&quot;&amp;[.T61]&amp;&quot;&amp;color=fff&quot;" table:style-name="ce10">
            <text:p>https://eu.ui-avatars.com/api/?name=Jeffrey+Edison&amp;background=A29239&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9" table:style-name="ce1"/>
          <table:table-cell table:content-validation-name="val12" table:style-name="ce1"/>
          <table:table-cell office:value-type="string" office:string-value="A29239" table:formula="of:=&quot;A&quot;&amp;RANDBETWEEN(1; 9)&amp;RANDBETWEEN(1; 9)&amp;RANDBETWEEN(1; 9)&amp;RANDBETWEEN(1; 9)&amp;RANDBETWEEN(1; 9)" table:style-name="ce1">
            <text:p>A29239</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21834&amp;color=fff" table:formula="of:=&quot;https://eu.ui-avatars.com/api/?name=&quot;&amp;[.A62]&amp;&quot;+&quot;&amp;[.B62]&amp;&quot;&amp;background=&quot;&amp;[.T62]&amp;&quot;&amp;color=fff&quot;" table:style-name="ce10">
            <text:p>https://eu.ui-avatars.com/api/?name=Fidelia+Jolene&amp;background=A21834&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9" table:style-name="ce1"/>
          <table:table-cell table:content-validation-name="val12" table:style-name="ce1"/>
          <table:table-cell office:value-type="string" office:string-value="A21834" table:formula="of:=&quot;A&quot;&amp;RANDBETWEEN(1; 9)&amp;RANDBETWEEN(1; 9)&amp;RANDBETWEEN(1; 9)&amp;RANDBETWEEN(1; 9)&amp;RANDBETWEEN(1; 9)" table:style-name="ce1">
            <text:p>A21834</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77712&amp;color=fff" table:formula="of:=&quot;https://eu.ui-avatars.com/api/?name=&quot;&amp;[.A63]&amp;&quot;+&quot;&amp;[.B63]&amp;&quot;&amp;background=&quot;&amp;[.T63]&amp;&quot;&amp;color=fff&quot;" table:style-name="ce10">
            <text:p>https://eu.ui-avatars.com/api/?name=Chin+Qiana&amp;background=A77712&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9" table:style-name="ce1"/>
          <table:table-cell table:content-validation-name="val12" table:style-name="ce1"/>
          <table:table-cell office:value-type="string" office:string-value="A77712" table:formula="of:=&quot;A&quot;&amp;RANDBETWEEN(1; 9)&amp;RANDBETWEEN(1; 9)&amp;RANDBETWEEN(1; 9)&amp;RANDBETWEEN(1; 9)&amp;RANDBETWEEN(1; 9)" table:style-name="ce1">
            <text:p>A77712</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81481&amp;color=fff" table:formula="of:=&quot;https://eu.ui-avatars.com/api/?name=&quot;&amp;[.A64]&amp;&quot;+&quot;&amp;[.B64]&amp;&quot;&amp;background=&quot;&amp;[.T64]&amp;&quot;&amp;color=fff&quot;" table:style-name="ce10">
            <text:p>https://eu.ui-avatars.com/api/?name=Ardell+Svetlana&amp;background=A81481&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9" table:style-name="ce1"/>
          <table:table-cell table:content-validation-name="val12" table:style-name="ce1"/>
          <table:table-cell office:value-type="string" office:string-value="A81481" table:formula="of:=&quot;A&quot;&amp;RANDBETWEEN(1; 9)&amp;RANDBETWEEN(1; 9)&amp;RANDBETWEEN(1; 9)&amp;RANDBETWEEN(1; 9)&amp;RANDBETWEEN(1; 9)" table:style-name="ce1">
            <text:p>A81481</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27425&amp;color=fff" table:formula="of:=&quot;https://eu.ui-avatars.com/api/?name=&quot;&amp;[.A65]&amp;&quot;+&quot;&amp;[.B65]&amp;&quot;&amp;background=&quot;&amp;[.T65]&amp;&quot;&amp;color=fff&quot;" table:style-name="ce10">
            <text:p>https://eu.ui-avatars.com/api/?name=Maryalice+Piper&amp;background=A27425&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9" table:style-name="ce1"/>
          <table:table-cell table:content-validation-name="val12" table:style-name="ce1"/>
          <table:table-cell office:value-type="string" office:string-value="A27425" table:formula="of:=&quot;A&quot;&amp;RANDBETWEEN(1; 9)&amp;RANDBETWEEN(1; 9)&amp;RANDBETWEEN(1; 9)&amp;RANDBETWEEN(1; 9)&amp;RANDBETWEEN(1; 9)" table:style-name="ce1">
            <text:p>A27425</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38419&amp;color=fff" table:formula="of:=&quot;https://eu.ui-avatars.com/api/?name=&quot;&amp;[.A66]&amp;&quot;+&quot;&amp;[.B66]&amp;&quot;&amp;background=&quot;&amp;[.T66]&amp;&quot;&amp;color=fff&quot;" table:style-name="ce10">
            <text:p>https://eu.ui-avatars.com/api/?name=Jeanette+Jacinto&amp;background=A38419&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9" table:style-name="ce1"/>
          <table:table-cell table:content-validation-name="val12" table:style-name="ce1"/>
          <table:table-cell office:value-type="string" office:string-value="A38419" table:formula="of:=&quot;A&quot;&amp;RANDBETWEEN(1; 9)&amp;RANDBETWEEN(1; 9)&amp;RANDBETWEEN(1; 9)&amp;RANDBETWEEN(1; 9)&amp;RANDBETWEEN(1; 9)" table:style-name="ce1">
            <text:p>A38419</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78341&amp;color=fff" table:formula="of:=&quot;https://eu.ui-avatars.com/api/?name=&quot;&amp;[.A67]&amp;&quot;+&quot;&amp;[.B67]&amp;&quot;&amp;background=&quot;&amp;[.T67]&amp;&quot;&amp;color=fff&quot;" table:style-name="ce10">
            <text:p>https://eu.ui-avatars.com/api/?name=Santa+Drew&amp;background=A78341&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9" table:style-name="ce1"/>
          <table:table-cell table:content-validation-name="val12" table:style-name="ce1"/>
          <table:table-cell office:value-type="string" office:string-value="A78341" table:formula="of:=&quot;A&quot;&amp;RANDBETWEEN(1; 9)&amp;RANDBETWEEN(1; 9)&amp;RANDBETWEEN(1; 9)&amp;RANDBETWEEN(1; 9)&amp;RANDBETWEEN(1; 9)" table:style-name="ce1">
            <text:p>A78341</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31556&amp;color=fff" table:formula="of:=&quot;https://eu.ui-avatars.com/api/?name=&quot;&amp;[.A68]&amp;&quot;+&quot;&amp;[.B68]&amp;&quot;&amp;background=&quot;&amp;[.T68]&amp;&quot;&amp;color=fff&quot;" table:style-name="ce10">
            <text:p>https://eu.ui-avatars.com/api/?name=Delana+Merissa&amp;background=A31556&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9" table:style-name="ce1"/>
          <table:table-cell table:content-validation-name="val12" table:style-name="ce1"/>
          <table:table-cell office:value-type="string" office:string-value="A31556" table:formula="of:=&quot;A&quot;&amp;RANDBETWEEN(1; 9)&amp;RANDBETWEEN(1; 9)&amp;RANDBETWEEN(1; 9)&amp;RANDBETWEEN(1; 9)&amp;RANDBETWEEN(1; 9)" table:style-name="ce1">
            <text:p>A31556</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99466&amp;color=fff" table:formula="of:=&quot;https://eu.ui-avatars.com/api/?name=&quot;&amp;[.A69]&amp;&quot;+&quot;&amp;[.B69]&amp;&quot;&amp;background=&quot;&amp;[.T69]&amp;&quot;&amp;color=fff&quot;" table:style-name="ce10">
            <text:p>https://eu.ui-avatars.com/api/?name=Donny+Betsey&amp;background=A99466&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9" table:style-name="ce1"/>
          <table:table-cell table:content-validation-name="val12" table:style-name="ce1"/>
          <table:table-cell office:value-type="string" office:string-value="A99466" table:formula="of:=&quot;A&quot;&amp;RANDBETWEEN(1; 9)&amp;RANDBETWEEN(1; 9)&amp;RANDBETWEEN(1; 9)&amp;RANDBETWEEN(1; 9)&amp;RANDBETWEEN(1; 9)" table:style-name="ce1">
            <text:p>A99466</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22366&amp;color=fff" table:formula="of:=&quot;https://eu.ui-avatars.com/api/?name=&quot;&amp;[.A70]&amp;&quot;+&quot;&amp;[.B70]&amp;&quot;&amp;background=&quot;&amp;[.T70]&amp;&quot;&amp;color=fff&quot;" table:style-name="ce10">
            <text:p>https://eu.ui-avatars.com/api/?name=Yulanda+Versie&amp;background=A22366&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9" table:style-name="ce1"/>
          <table:table-cell table:content-validation-name="val12" table:style-name="ce1"/>
          <table:table-cell office:value-type="string" office:string-value="A22366" table:formula="of:=&quot;A&quot;&amp;RANDBETWEEN(1; 9)&amp;RANDBETWEEN(1; 9)&amp;RANDBETWEEN(1; 9)&amp;RANDBETWEEN(1; 9)&amp;RANDBETWEEN(1; 9)" table:style-name="ce1">
            <text:p>A22366</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10" table:style-name="ce3">
            <text:p>Digital architecture for peace</text:p>
          </table:table-cell>
          <table:table-cell office:value-type="string" table:style-name="ce3">
            <text:p>peace31</text:p>
          </table:table-cell>
          <table:table-cell table:content-validation-name="val11"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67526&amp;color=fff" table:formula="of:=&quot;https://eu.ui-avatars.com/api/?name=&quot;&amp;[.A71]&amp;&quot;+&quot;&amp;[.B71]&amp;&quot;&amp;background=&quot;&amp;[.T71]&amp;&quot;&amp;color=fff&quot;" table:style-name="ce10">
            <text:p>https://eu.ui-avatars.com/api/?name=Alysia+Janina&amp;background=A67526&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9" table:style-name="ce1"/>
          <table:table-cell table:content-validation-name="val12" table:style-name="ce1"/>
          <table:table-cell office:value-type="string" office:string-value="A67526" table:formula="of:=&quot;A&quot;&amp;RANDBETWEEN(1; 9)&amp;RANDBETWEEN(1; 9)&amp;RANDBETWEEN(1; 9)&amp;RANDBETWEEN(1; 9)&amp;RANDBETWEEN(1; 9)" table:style-name="ce1">
            <text:p>A67526</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63962&amp;color=fff" table:formula="of:=&quot;https://eu.ui-avatars.com/api/?name=&quot;&amp;[.A72]&amp;&quot;+&quot;&amp;[.B72]&amp;&quot;&amp;background=&quot;&amp;[.T72]&amp;&quot;&amp;color=fff&quot;" table:style-name="ce10">
            <text:p>https://eu.ui-avatars.com/api/?name=Lakisha+Kathline&amp;background=A63962&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9" table:style-name="ce1"/>
          <table:table-cell table:content-validation-name="val12" table:style-name="ce1"/>
          <table:table-cell office:value-type="string" office:string-value="A63962" table:formula="of:=&quot;A&quot;&amp;RANDBETWEEN(1; 9)&amp;RANDBETWEEN(1; 9)&amp;RANDBETWEEN(1; 9)&amp;RANDBETWEEN(1; 9)&amp;RANDBETWEEN(1; 9)" table:style-name="ce1">
            <text:p>A63962</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17883&amp;color=fff" table:formula="of:=&quot;https://eu.ui-avatars.com/api/?name=&quot;&amp;[.A73]&amp;&quot;+&quot;&amp;[.B73]&amp;&quot;&amp;background=&quot;&amp;[.T73]&amp;&quot;&amp;color=fff&quot;" table:style-name="ce10">
            <text:p>https://eu.ui-avatars.com/api/?name=Hong+Dudley&amp;background=A17883&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9" table:style-name="ce1"/>
          <table:table-cell table:content-validation-name="val12" table:style-name="ce1"/>
          <table:table-cell office:value-type="string" office:string-value="A17883" table:formula="of:=&quot;A&quot;&amp;RANDBETWEEN(1; 9)&amp;RANDBETWEEN(1; 9)&amp;RANDBETWEEN(1; 9)&amp;RANDBETWEEN(1; 9)&amp;RANDBETWEEN(1; 9)" table:style-name="ce1">
            <text:p>A17883</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42331&amp;color=fff" table:formula="of:=&quot;https://eu.ui-avatars.com/api/?name=&quot;&amp;[.A74]&amp;&quot;+&quot;&amp;[.B74]&amp;&quot;&amp;background=&quot;&amp;[.T74]&amp;&quot;&amp;color=fff&quot;" table:style-name="ce10">
            <text:p>https://eu.ui-avatars.com/api/?name=Alana+Burl&amp;background=A42331&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9" table:style-name="ce1"/>
          <table:table-cell table:content-validation-name="val12" table:style-name="ce1"/>
          <table:table-cell office:value-type="string" office:string-value="A42331" table:formula="of:=&quot;A&quot;&amp;RANDBETWEEN(1; 9)&amp;RANDBETWEEN(1; 9)&amp;RANDBETWEEN(1; 9)&amp;RANDBETWEEN(1; 9)&amp;RANDBETWEEN(1; 9)" table:style-name="ce1">
            <text:p>A42331</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35719&amp;color=fff" table:formula="of:=&quot;https://eu.ui-avatars.com/api/?name=&quot;&amp;[.A75]&amp;&quot;+&quot;&amp;[.B75]&amp;&quot;&amp;background=&quot;&amp;[.T75]&amp;&quot;&amp;color=fff&quot;" table:style-name="ce10">
            <text:p>https://eu.ui-avatars.com/api/?name=Sheryll+Renita&amp;background=A35719&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9" table:style-name="ce1"/>
          <table:table-cell table:content-validation-name="val12" table:style-name="ce1"/>
          <table:table-cell office:value-type="string" office:string-value="A35719" table:formula="of:=&quot;A&quot;&amp;RANDBETWEEN(1; 9)&amp;RANDBETWEEN(1; 9)&amp;RANDBETWEEN(1; 9)&amp;RANDBETWEEN(1; 9)&amp;RANDBETWEEN(1; 9)" table:style-name="ce1">
            <text:p>A35719</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77877&amp;color=fff" table:formula="of:=&quot;https://eu.ui-avatars.com/api/?name=&quot;&amp;[.A76]&amp;&quot;+&quot;&amp;[.B76]&amp;&quot;&amp;background=&quot;&amp;[.T76]&amp;&quot;&amp;color=fff&quot;" table:style-name="ce10">
            <text:p>https://eu.ui-avatars.com/api/?name=Cinderella+Janine&amp;background=A77877&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9" table:style-name="ce1"/>
          <table:table-cell table:content-validation-name="val12" table:style-name="ce1"/>
          <table:table-cell office:value-type="string" office:string-value="A77877" table:formula="of:=&quot;A&quot;&amp;RANDBETWEEN(1; 9)&amp;RANDBETWEEN(1; 9)&amp;RANDBETWEEN(1; 9)&amp;RANDBETWEEN(1; 9)&amp;RANDBETWEEN(1; 9)" table:style-name="ce1">
            <text:p>A77877</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24535&amp;color=fff" table:formula="of:=&quot;https://eu.ui-avatars.com/api/?name=&quot;&amp;[.A77]&amp;&quot;+&quot;&amp;[.B77]&amp;&quot;&amp;background=&quot;&amp;[.T77]&amp;&quot;&amp;color=fff&quot;" table:style-name="ce10">
            <text:p>https://eu.ui-avatars.com/api/?name=Maudie+Shavonda&amp;background=A24535&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9" table:style-name="ce1"/>
          <table:table-cell table:content-validation-name="val12" table:style-name="ce1"/>
          <table:table-cell office:value-type="string" office:string-value="A24535" table:formula="of:=&quot;A&quot;&amp;RANDBETWEEN(1; 9)&amp;RANDBETWEEN(1; 9)&amp;RANDBETWEEN(1; 9)&amp;RANDBETWEEN(1; 9)&amp;RANDBETWEEN(1; 9)" table:style-name="ce1">
            <text:p>A24535</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65784&amp;color=fff" table:formula="of:=&quot;https://eu.ui-avatars.com/api/?name=&quot;&amp;[.A78]&amp;&quot;+&quot;&amp;[.B78]&amp;&quot;&amp;background=&quot;&amp;[.T78]&amp;&quot;&amp;color=fff&quot;" table:style-name="ce10">
            <text:p>https://eu.ui-avatars.com/api/?name=Andera+Veda&amp;background=A65784&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9" table:style-name="ce1"/>
          <table:table-cell table:content-validation-name="val12" table:style-name="ce1"/>
          <table:table-cell office:value-type="string" office:string-value="A65784" table:formula="of:=&quot;A&quot;&amp;RANDBETWEEN(1; 9)&amp;RANDBETWEEN(1; 9)&amp;RANDBETWEEN(1; 9)&amp;RANDBETWEEN(1; 9)&amp;RANDBETWEEN(1; 9)" table:style-name="ce1">
            <text:p>A65784</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53127&amp;color=fff" table:formula="of:=&quot;https://eu.ui-avatars.com/api/?name=&quot;&amp;[.A79]&amp;&quot;+&quot;&amp;[.B79]&amp;&quot;&amp;background=&quot;&amp;[.T79]&amp;&quot;&amp;color=fff&quot;" table:style-name="ce10">
            <text:p>https://eu.ui-avatars.com/api/?name=Les+Bobbi&amp;background=A53127&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9" table:style-name="ce1"/>
          <table:table-cell table:content-validation-name="val12" table:style-name="ce1"/>
          <table:table-cell office:value-type="string" office:string-value="A53127" table:formula="of:=&quot;A&quot;&amp;RANDBETWEEN(1; 9)&amp;RANDBETWEEN(1; 9)&amp;RANDBETWEEN(1; 9)&amp;RANDBETWEEN(1; 9)&amp;RANDBETWEEN(1; 9)" table:style-name="ce1">
            <text:p>A53127</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41621&amp;color=fff" table:formula="of:=&quot;https://eu.ui-avatars.com/api/?name=&quot;&amp;[.A80]&amp;&quot;+&quot;&amp;[.B80]&amp;&quot;&amp;background=&quot;&amp;[.T80]&amp;&quot;&amp;color=fff&quot;" table:style-name="ce10">
            <text:p>https://eu.ui-avatars.com/api/?name=Augustine+Tia&amp;background=A41621&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9" table:style-name="ce1"/>
          <table:table-cell table:content-validation-name="val12" table:style-name="ce1"/>
          <table:table-cell office:value-type="string" office:string-value="A41621" table:formula="of:=&quot;A&quot;&amp;RANDBETWEEN(1; 9)&amp;RANDBETWEEN(1; 9)&amp;RANDBETWEEN(1; 9)&amp;RANDBETWEEN(1; 9)&amp;RANDBETWEEN(1; 9)" table:style-name="ce1">
            <text:p>A41621</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77721&amp;color=fff" table:formula="of:=&quot;https://eu.ui-avatars.com/api/?name=&quot;&amp;[.A81]&amp;&quot;+&quot;&amp;[.B81]&amp;&quot;&amp;background=&quot;&amp;[.T81]&amp;&quot;&amp;color=fff&quot;" table:style-name="ce10">
            <text:p>https://eu.ui-avatars.com/api/?name=Jessia+Leonida&amp;background=A77721&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9" table:style-name="ce1"/>
          <table:table-cell table:content-validation-name="val12" table:style-name="ce1"/>
          <table:table-cell office:value-type="string" office:string-value="A77721" table:formula="of:=&quot;A&quot;&amp;RANDBETWEEN(1; 9)&amp;RANDBETWEEN(1; 9)&amp;RANDBETWEEN(1; 9)&amp;RANDBETWEEN(1; 9)&amp;RANDBETWEEN(1; 9)" table:style-name="ce1">
            <text:p>A77721</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41887&amp;color=fff" table:formula="of:=&quot;https://eu.ui-avatars.com/api/?name=&quot;&amp;[.A82]&amp;&quot;+&quot;&amp;[.B82]&amp;&quot;&amp;background=&quot;&amp;[.T82]&amp;&quot;&amp;color=fff&quot;" table:style-name="ce10">
            <text:p>https://eu.ui-avatars.com/api/?name=Kerstin+Barney&amp;background=A41887&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9" table:style-name="ce1"/>
          <table:table-cell table:content-validation-name="val12" table:style-name="ce1"/>
          <table:table-cell office:value-type="string" office:string-value="A41887" table:formula="of:=&quot;A&quot;&amp;RANDBETWEEN(1; 9)&amp;RANDBETWEEN(1; 9)&amp;RANDBETWEEN(1; 9)&amp;RANDBETWEEN(1; 9)&amp;RANDBETWEEN(1; 9)" table:style-name="ce1">
            <text:p>A41887</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53658&amp;color=fff" table:formula="of:=&quot;https://eu.ui-avatars.com/api/?name=&quot;&amp;[.A83]&amp;&quot;+&quot;&amp;[.B83]&amp;&quot;&amp;background=&quot;&amp;[.T83]&amp;&quot;&amp;color=fff&quot;" table:style-name="ce10">
            <text:p>https://eu.ui-avatars.com/api/?name=Chester+Isiah&amp;background=A53658&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9" table:style-name="ce1"/>
          <table:table-cell table:content-validation-name="val12" table:style-name="ce1"/>
          <table:table-cell office:value-type="string" office:string-value="A53658" table:formula="of:=&quot;A&quot;&amp;RANDBETWEEN(1; 9)&amp;RANDBETWEEN(1; 9)&amp;RANDBETWEEN(1; 9)&amp;RANDBETWEEN(1; 9)&amp;RANDBETWEEN(1; 9)" table:style-name="ce1">
            <text:p>A53658</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89594&amp;color=fff" table:formula="of:=&quot;https://eu.ui-avatars.com/api/?name=&quot;&amp;[.A84]&amp;&quot;+&quot;&amp;[.B84]&amp;&quot;&amp;background=&quot;&amp;[.T84]&amp;&quot;&amp;color=fff&quot;" table:style-name="ce10">
            <text:p>https://eu.ui-avatars.com/api/?name=Alvina+Eloisa&amp;background=A89594&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9" table:style-name="ce1"/>
          <table:table-cell table:content-validation-name="val12" table:style-name="ce1"/>
          <table:table-cell office:value-type="string" office:string-value="A89594" table:formula="of:=&quot;A&quot;&amp;RANDBETWEEN(1; 9)&amp;RANDBETWEEN(1; 9)&amp;RANDBETWEEN(1; 9)&amp;RANDBETWEEN(1; 9)&amp;RANDBETWEEN(1; 9)" table:style-name="ce1">
            <text:p>A89594</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39395&amp;color=fff" table:formula="of:=&quot;https://eu.ui-avatars.com/api/?name=&quot;&amp;[.A85]&amp;&quot;+&quot;&amp;[.B85]&amp;&quot;&amp;background=&quot;&amp;[.T85]&amp;&quot;&amp;color=fff&quot;" table:style-name="ce10">
            <text:p>https://eu.ui-avatars.com/api/?name=Penny+Gracie&amp;background=A39395&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9" table:style-name="ce1"/>
          <table:table-cell table:content-validation-name="val12" table:style-name="ce1"/>
          <table:table-cell office:value-type="string" office:string-value="A39395" table:formula="of:=&quot;A&quot;&amp;RANDBETWEEN(1; 9)&amp;RANDBETWEEN(1; 9)&amp;RANDBETWEEN(1; 9)&amp;RANDBETWEEN(1; 9)&amp;RANDBETWEEN(1; 9)" table:style-name="ce1">
            <text:p>A39395</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98984&amp;color=fff" table:formula="of:=&quot;https://eu.ui-avatars.com/api/?name=&quot;&amp;[.A86]&amp;&quot;+&quot;&amp;[.B86]&amp;&quot;&amp;background=&quot;&amp;[.T86]&amp;&quot;&amp;color=fff&quot;" table:style-name="ce10">
            <text:p>https://eu.ui-avatars.com/api/?name=Reda+Edelmira&amp;background=A98984&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9" table:style-name="ce1"/>
          <table:table-cell table:content-validation-name="val12" table:style-name="ce1"/>
          <table:table-cell office:value-type="string" office:string-value="A98984" table:formula="of:=&quot;A&quot;&amp;RANDBETWEEN(1; 9)&amp;RANDBETWEEN(1; 9)&amp;RANDBETWEEN(1; 9)&amp;RANDBETWEEN(1; 9)&amp;RANDBETWEEN(1; 9)" table:style-name="ce1">
            <text:p>A98984</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26353&amp;color=fff" table:formula="of:=&quot;https://eu.ui-avatars.com/api/?name=&quot;&amp;[.A87]&amp;&quot;+&quot;&amp;[.B87]&amp;&quot;&amp;background=&quot;&amp;[.T87]&amp;&quot;&amp;color=fff&quot;" table:style-name="ce10">
            <text:p>https://eu.ui-avatars.com/api/?name=Francie+Jaymie&amp;background=A26353&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9" table:style-name="ce1"/>
          <table:table-cell table:content-validation-name="val12" table:style-name="ce1"/>
          <table:table-cell office:value-type="string" office:string-value="A26353" table:formula="of:=&quot;A&quot;&amp;RANDBETWEEN(1; 9)&amp;RANDBETWEEN(1; 9)&amp;RANDBETWEEN(1; 9)&amp;RANDBETWEEN(1; 9)&amp;RANDBETWEEN(1; 9)" table:style-name="ce1">
            <text:p>A26353</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45823&amp;color=fff" table:formula="of:=&quot;https://eu.ui-avatars.com/api/?name=&quot;&amp;[.A88]&amp;&quot;+&quot;&amp;[.B88]&amp;&quot;&amp;background=&quot;&amp;[.T88]&amp;&quot;&amp;color=fff&quot;" table:style-name="ce10">
            <text:p>https://eu.ui-avatars.com/api/?name=Edris+Pearline&amp;background=A45823&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9" table:style-name="ce1"/>
          <table:table-cell table:content-validation-name="val12" table:style-name="ce1"/>
          <table:table-cell office:value-type="string" office:string-value="A45823" table:formula="of:=&quot;A&quot;&amp;RANDBETWEEN(1; 9)&amp;RANDBETWEEN(1; 9)&amp;RANDBETWEEN(1; 9)&amp;RANDBETWEEN(1; 9)&amp;RANDBETWEEN(1; 9)" table:style-name="ce1">
            <text:p>A45823</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44999&amp;color=fff" table:formula="of:=&quot;https://eu.ui-avatars.com/api/?name=&quot;&amp;[.A89]&amp;&quot;+&quot;&amp;[.B89]&amp;&quot;&amp;background=&quot;&amp;[.T89]&amp;&quot;&amp;color=fff&quot;" table:style-name="ce10">
            <text:p>https://eu.ui-avatars.com/api/?name=Chrystal+Shirlee&amp;background=A44999&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9" table:style-name="ce1"/>
          <table:table-cell table:content-validation-name="val12" table:style-name="ce1"/>
          <table:table-cell office:value-type="string" office:string-value="A44999" table:formula="of:=&quot;A&quot;&amp;RANDBETWEEN(1; 9)&amp;RANDBETWEEN(1; 9)&amp;RANDBETWEEN(1; 9)&amp;RANDBETWEEN(1; 9)&amp;RANDBETWEEN(1; 9)" table:style-name="ce1">
            <text:p>A44999</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85299&amp;color=fff" table:formula="of:=&quot;https://eu.ui-avatars.com/api/?name=&quot;&amp;[.A90]&amp;&quot;+&quot;&amp;[.B90]&amp;&quot;&amp;background=&quot;&amp;[.T90]&amp;&quot;&amp;color=fff&quot;" table:style-name="ce10">
            <text:p>https://eu.ui-avatars.com/api/?name=Donette+Belen&amp;background=A85299&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9" table:style-name="ce1"/>
          <table:table-cell table:content-validation-name="val12" table:style-name="ce1"/>
          <table:table-cell office:value-type="string" office:string-value="A85299" table:formula="of:=&quot;A&quot;&amp;RANDBETWEEN(1; 9)&amp;RANDBETWEEN(1; 9)&amp;RANDBETWEEN(1; 9)&amp;RANDBETWEEN(1; 9)&amp;RANDBETWEEN(1; 9)" table:style-name="ce1">
            <text:p>A85299</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79683&amp;color=fff" table:formula="of:=&quot;https://eu.ui-avatars.com/api/?name=&quot;&amp;[.A91]&amp;&quot;+&quot;&amp;[.B91]&amp;&quot;&amp;background=&quot;&amp;[.T91]&amp;&quot;&amp;color=fff&quot;" table:style-name="ce10">
            <text:p>https://eu.ui-avatars.com/api/?name=Lourdes+Caroline&amp;background=A79683&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9" table:style-name="ce1"/>
          <table:table-cell table:content-validation-name="val12" table:style-name="ce1"/>
          <table:table-cell office:value-type="string" office:string-value="A79683" table:formula="of:=&quot;A&quot;&amp;RANDBETWEEN(1; 9)&amp;RANDBETWEEN(1; 9)&amp;RANDBETWEEN(1; 9)&amp;RANDBETWEEN(1; 9)&amp;RANDBETWEEN(1; 9)" table:style-name="ce1">
            <text:p>A79683</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41536&amp;color=fff" table:formula="of:=&quot;https://eu.ui-avatars.com/api/?name=&quot;&amp;[.A92]&amp;&quot;+&quot;&amp;[.B92]&amp;&quot;&amp;background=&quot;&amp;[.T92]&amp;&quot;&amp;color=fff&quot;" table:style-name="ce10">
            <text:p>https://eu.ui-avatars.com/api/?name=Jennette+Yajaira&amp;background=A41536&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9" table:style-name="ce1"/>
          <table:table-cell table:content-validation-name="val12" table:style-name="ce1"/>
          <table:table-cell office:value-type="string" office:string-value="A41536" table:formula="of:=&quot;A&quot;&amp;RANDBETWEEN(1; 9)&amp;RANDBETWEEN(1; 9)&amp;RANDBETWEEN(1; 9)&amp;RANDBETWEEN(1; 9)&amp;RANDBETWEEN(1; 9)" table:style-name="ce1">
            <text:p>A41536</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10" table:style-name="ce3">
            <text:p>Digital architecture for peace</text:p>
          </table:table-cell>
          <table:table-cell table:style-name="ce3"/>
          <table:table-cell office:value-type="string" table:content-validation-name="val11" table:style-name="ce3">
            <text:p>Jedis</text:p>
          </table:table-cell>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46846&amp;color=fff" table:formula="of:=&quot;https://eu.ui-avatars.com/api/?name=&quot;&amp;[.A93]&amp;&quot;+&quot;&amp;[.B93]&amp;&quot;&amp;background=&quot;&amp;[.T93]&amp;&quot;&amp;color=fff&quot;" table:style-name="ce10">
            <text:p>https://eu.ui-avatars.com/api/?name=Beatrice+Vicki&amp;background=A46846&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9" table:style-name="ce1"/>
          <table:table-cell table:content-validation-name="val12" table:style-name="ce1"/>
          <table:table-cell office:value-type="string" office:string-value="A46846" table:formula="of:=&quot;A&quot;&amp;RANDBETWEEN(1; 9)&amp;RANDBETWEEN(1; 9)&amp;RANDBETWEEN(1; 9)&amp;RANDBETWEEN(1; 9)&amp;RANDBETWEEN(1; 9)" table:style-name="ce1">
            <text:p>A46846</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83222&amp;color=fff" table:formula="of:=&quot;https://eu.ui-avatars.com/api/?name=&quot;&amp;[.A94]&amp;&quot;+&quot;&amp;[.B94]&amp;&quot;&amp;background=&quot;&amp;[.T94]&amp;&quot;&amp;color=fff&quot;" table:style-name="ce10">
            <text:p>https://eu.ui-avatars.com/api/?name=Joanne+Jamila&amp;background=A83222&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9" table:style-name="ce1"/>
          <table:table-cell table:content-validation-name="val12" table:style-name="ce1"/>
          <table:table-cell office:value-type="string" office:string-value="A83222" table:formula="of:=&quot;A&quot;&amp;RANDBETWEEN(1; 9)&amp;RANDBETWEEN(1; 9)&amp;RANDBETWEEN(1; 9)&amp;RANDBETWEEN(1; 9)&amp;RANDBETWEEN(1; 9)" table:style-name="ce1">
            <text:p>A83222</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18431&amp;color=fff" table:formula="of:=&quot;https://eu.ui-avatars.com/api/?name=&quot;&amp;[.A95]&amp;&quot;+&quot;&amp;[.B95]&amp;&quot;&amp;background=&quot;&amp;[.T95]&amp;&quot;&amp;color=fff&quot;" table:style-name="ce10">
            <text:p>https://eu.ui-avatars.com/api/?name=Melaine+Paulita&amp;background=A18431&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9" table:style-name="ce1"/>
          <table:table-cell table:content-validation-name="val12" table:style-name="ce1"/>
          <table:table-cell office:value-type="string" office:string-value="A18431" table:formula="of:=&quot;A&quot;&amp;RANDBETWEEN(1; 9)&amp;RANDBETWEEN(1; 9)&amp;RANDBETWEEN(1; 9)&amp;RANDBETWEEN(1; 9)&amp;RANDBETWEEN(1; 9)" table:style-name="ce1">
            <text:p>A18431</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81737&amp;color=fff" table:formula="of:=&quot;https://eu.ui-avatars.com/api/?name=&quot;&amp;[.A96]&amp;&quot;+&quot;&amp;[.B96]&amp;&quot;&amp;background=&quot;&amp;[.T96]&amp;&quot;&amp;color=fff&quot;" table:style-name="ce10">
            <text:p>https://eu.ui-avatars.com/api/?name=Ghislaine+Willene&amp;background=A81737&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9" table:style-name="ce1"/>
          <table:table-cell table:content-validation-name="val12" table:style-name="ce1"/>
          <table:table-cell office:value-type="string" office:string-value="A81737" table:formula="of:=&quot;A&quot;&amp;RANDBETWEEN(1; 9)&amp;RANDBETWEEN(1; 9)&amp;RANDBETWEEN(1; 9)&amp;RANDBETWEEN(1; 9)&amp;RANDBETWEEN(1; 9)" table:style-name="ce1">
            <text:p>A81737</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93546&amp;color=fff" table:formula="of:=&quot;https://eu.ui-avatars.com/api/?name=&quot;&amp;[.A97]&amp;&quot;+&quot;&amp;[.B97]&amp;&quot;&amp;background=&quot;&amp;[.T97]&amp;&quot;&amp;color=fff&quot;" table:style-name="ce10">
            <text:p>https://eu.ui-avatars.com/api/?name=Florida+Shirl&amp;background=A93546&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9" table:style-name="ce1"/>
          <table:table-cell table:content-validation-name="val12" table:style-name="ce1"/>
          <table:table-cell office:value-type="string" office:string-value="A93546" table:formula="of:=&quot;A&quot;&amp;RANDBETWEEN(1; 9)&amp;RANDBETWEEN(1; 9)&amp;RANDBETWEEN(1; 9)&amp;RANDBETWEEN(1; 9)&amp;RANDBETWEEN(1; 9)" table:style-name="ce1">
            <text:p>A93546</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66447&amp;color=fff" table:formula="of:=&quot;https://eu.ui-avatars.com/api/?name=&quot;&amp;[.A98]&amp;&quot;+&quot;&amp;[.B98]&amp;&quot;&amp;background=&quot;&amp;[.T98]&amp;&quot;&amp;color=fff&quot;" table:style-name="ce10">
            <text:p>https://eu.ui-avatars.com/api/?name=Heathe+Belkis&amp;background=A66447&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9" table:style-name="ce1"/>
          <table:table-cell table:content-validation-name="val12" table:style-name="ce1"/>
          <table:table-cell office:value-type="string" office:string-value="A66447" table:formula="of:=&quot;A&quot;&amp;RANDBETWEEN(1; 9)&amp;RANDBETWEEN(1; 9)&amp;RANDBETWEEN(1; 9)&amp;RANDBETWEEN(1; 9)&amp;RANDBETWEEN(1; 9)" table:style-name="ce1">
            <text:p>A66447</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18578&amp;color=fff" table:formula="of:=&quot;https://eu.ui-avatars.com/api/?name=&quot;&amp;[.A99]&amp;&quot;+&quot;&amp;[.B99]&amp;&quot;&amp;background=&quot;&amp;[.T99]&amp;&quot;&amp;color=fff&quot;" table:style-name="ce10">
            <text:p>https://eu.ui-avatars.com/api/?name=Svetlana+Oda&amp;background=A18578&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9" table:style-name="ce1"/>
          <table:table-cell table:content-validation-name="val12" table:style-name="ce1"/>
          <table:table-cell office:value-type="string" office:string-value="A18578" table:formula="of:=&quot;A&quot;&amp;RANDBETWEEN(1; 9)&amp;RANDBETWEEN(1; 9)&amp;RANDBETWEEN(1; 9)&amp;RANDBETWEEN(1; 9)&amp;RANDBETWEEN(1; 9)" table:style-name="ce1">
            <text:p>A18578</text:p>
          </table:table-cell>
          <table:table-cell table:number-columns-repeated="16364"/>
        </table:table-row>
        <table:table-row table:number-rows-repeated="2"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12" table:style-name="ce1"/>
          <table:table-cell table:number-columns-repeated="16365" table:style-name="ce1"/>
        </table:table-row>
        <table:table-row table:number-rows-repeated="8"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style-name="ce1"/>
        </table:table-row>
        <table:table-row table:number-rows-repeated="3" table:style-name="ro3">
          <table:table-cell table:number-columns-repeated="3" table:style-name="ce3"/>
          <table:table-cell table:content-validation-name="val10" table:style-name="ce3"/>
          <table:table-cell table:style-name="ce3"/>
          <table:table-cell table:style-name="ce1"/>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style-name="ce1"/>
        </table:table-row>
        <table:table-row table:number-rows-repeated="2" table:style-name="ro3">
          <table:table-cell table:number-columns-repeated="3" table:style-name="ce3"/>
          <table:table-cell table:content-validation-name="val10" table:style-name="ce3"/>
          <table:table-cell table:style-name="ce3"/>
          <table:table-cell table:style-name="ce1"/>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16"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37" table:style-name="ro3">
          <table:table-cell table:number-columns-repeated="3" table:style-name="ce3"/>
          <table:table-cell table:content-validation-name="val10" table:style-name="ce3"/>
          <table:table-cell table:style-name="ce3"/>
          <table:table-cell table:style-name="ce1"/>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31"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12"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37" table:style-name="ro3">
          <table:table-cell table:number-columns-repeated="3" table:style-name="ce3"/>
          <table:table-cell table:content-validation-name="val10" table:style-name="ce3"/>
          <table:table-cell table:style-name="ce3"/>
          <table:table-cell table:style-name="ce1"/>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21"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12" table:style-name="ce3"/>
          <table:table-cell table:number-columns-repeated="16365"/>
        </table:table-row>
        <table:table-row table:number-rows-repeated="38"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3"/>
          <table:table-cell table:content-validation-name="val12" table:style-name="ce3"/>
          <table:table-cell table:number-columns-repeated="16365"/>
        </table:table-row>
        <table:table-row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3"/>
          <table:table-cell table:content-validation-name="val12" table:style-name="ce3"/>
          <table:table-cell table:number-columns-repeated="16365"/>
        </table:table-row>
        <table:table-row table:number-rows-repeated="59"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12" table:style-name="ce1"/>
          <table:table-cell table:number-columns-repeated="16365"/>
        </table:table-row>
        <table:table-row table:number-rows-repeated="2"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1"/>
          <table:table-cell table:content-validation-name="val12" table:style-name="ce1"/>
          <table:table-cell table:number-columns-repeated="16365"/>
        </table:table-row>
        <table:table-row table:number-rows-repeated="37"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5" table:style-name="ce3"/>
          <table:table-cell table:style-name="ce10"/>
          <table:table-cell table:number-columns-repeated="5" table:style-name="ce3"/>
          <table:table-cell table:content-validation-name="val9" table:style-name="ce1"/>
          <table:table-cell table:content-validation-name="val12" table:style-name="ce1"/>
          <table:table-cell table:number-columns-repeated="16365"/>
        </table:table-row>
        <table:table-row table:number-rows-repeated="2" table:style-name="ro3">
          <table:table-cell table:number-columns-repeated="3" table:style-name="ce3"/>
          <table:table-cell table:content-validation-name="val10" table:style-name="ce3"/>
          <table:table-cell table:style-name="ce3"/>
          <table:table-cell table:content-validation-name="val11" table:style-name="ce3"/>
          <table:table-cell table:number-columns-repeated="11" table:style-name="ce3"/>
          <table:table-cell table:content-validation-name="val9" table:style-name="ce1"/>
          <table:table-cell table:content-validation-name="val12" table:style-name="ce1"/>
          <table:table-cell table:number-columns-repeated="16365"/>
        </table:table-row>
        <table:table-row table:number-rows-repeated="2" table:style-name="ro3">
          <table:table-cell table:style-name="ce3"/>
          <table:table-cell table:style-name="ce1"/>
          <table:table-cell table:style-name="ce3"/>
          <table:table-cell table:content-validation-name="val10" table:style-name="ce3"/>
          <table:table-cell table:style-name="ce3"/>
          <table:table-cell table:content-validation-name="val8" table:style-name="ce3"/>
          <table:table-cell table:number-columns-repeated="11" table:style-name="ce3"/>
          <table:table-cell table:content-validation-name="val9" table:style-name="ce1"/>
          <table:table-cell table:content-validation-name="val12"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8" table:style-name="ce3"/>
          <table:table-cell table:number-columns-repeated="11" table:style-name="ce3"/>
          <table:table-cell table:content-validation-name="val9" table:style-name="ce1"/>
          <table:table-cell table:content-validation-name="val12" table:style-name="ce1"/>
          <table:table-cell table:number-columns-repeated="16365"/>
        </table:table-row>
        <table:table-row table:number-rows-repeated="1048166" table:style-name="ro1">
          <table:table-cell table:number-columns-repeated="18"/>
          <table:table-cell table:content-validation-name="val12" table:style-name="ce1"/>
          <table:table-cell table:number-columns-repeated="16365"/>
        </table:table-row>
      </table:table>
      <table:table table:name="Host" table:style-name="ta3">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3" table:default-cell-style-name="ce1"/>
        <table:table-column table:style-name="co55"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organisation_logos/cherrytwist.png" table:formula="of:=$$CONTENT_BASE_URL&amp;&quot;organisation_logos/&quot;&amp;[.F2]" table:style-name="ce15">
            <text:p>organisation_logos/cherrytwist.png</text:p>
          </table:table-cell>
          <table:table-cell table:number-columns-repeated="16377" table:style-name="ce1"/>
        </table:table-row>
        <table:table-row table:number-rows-repeated="1048574" table:style-name="ro6">
          <table:table-cell table:number-columns-repeated="16384"/>
        </table:table-row>
      </table:table>
      <table:table table:name="Lookups" table:style-name="ta4">
        <table:table-column table:style-name="co56"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6">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1000" table:base-cell-address="Challenges.$A$1"/>
        <table:named-range table:name="CONTENT_BASE_URL" table:cell-range-address="Information.$B$1000" table:base-cell-address="Information.$A$1"/>
        <table:named-range table:name="GROUPS" table:cell-range-address="Groups.$A$2:Groups.$A$1000" table:base-cell-address="Groups.$A$1"/>
        <table:named-range table:name="OPPORTUNITIES" table:cell-range-address="Opportunities.$B$2:Opportunities.$B$1000"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Liberation Sans" svg:font-family="&quot;Liberation Sans&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628</meta:generator>
    <dc:creator>drako</dc:creator>
    <meta:creation-date>2020-12-03T10:15:07Z</meta:creation-date>
    <dc:date>2021-02-05T09:40:49Z</dc:date>
    <meta:editing-cycles>13</meta:editing-cycles>
    <meta:editing-duration>PT3800S</meta:editing-duration>
  </office:meta>
</office:document-meta>
</file>